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25.15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1:Feuil1.G172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2" table:default-cell-style-name="ce6"/>
        <table:table-column table:style-name="co4" table:default-cell-style-name="ce9"/>
        <table:table-column table:style-name="co4" table:default-cell-style-name="ce11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novembre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rnier Approbateur</text:p>
          </table:table-cell>
          <table:table-cell office:value-type="string" calcext:value-type="string">
            <text:p>Numéro bon </text:p>
          </table:table-cell>
          <table:table-cell table:style-name="ce1" office:value-type="string" calcext:value-type="string">
            <text:p>Nom fournisseur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Montant de </text:p>
          </table:table-cell>
          <table:table-cell office:value-type="string" calcext:value-type="string">
            <text:p>Numéro d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ande</text:p>
          </table:table-cell>
          <table:table-cell/>
          <table:table-cell office:value-type="string" calcext:value-type="string">
            <text:p>d'approbation</text:p>
          </table:table-cell>
          <table:table-cell office:value-type="string" calcext:value-type="string">
            <text:p>l'engagement</text:p>
          </table:table-cell>
          <table:table-cell office:value-type="string" calcext:value-type="string">
            <text:p>l'enten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Y, MARION</text:p>
          </table:table-cell>
          <table:table-cell table:style-name="ce5" office:value-type="float" office:value="1159626" calcext:value-type="float">
            <text:p>1159626</text:p>
          </table:table-cell>
          <table:table-cell table:style-name="ce2" office:value-type="string" calcext:value-type="string">
            <text:p>ARIMA CONSEILS INC.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1469.82" calcext:value-type="float">
            <text:p>1 469,82</text:p>
          </table:table-cell>
          <table:table-cell table:style-name="ce12"/>
          <table:table-cell table:style-name="ce2" office:value-type="string" calcext:value-type="string">
            <text:p>Rencontre de coaching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64975" calcext:value-type="float">
            <text:p>1164975</text:p>
          </table:table-cell>
          <table:table-cell table:style-name="ce2" office:value-type="string" calcext:value-type="string">
            <text:p>BOUTY INC</text:p>
          </table:table-cell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294.87" calcext:value-type="float">
            <text:p>294,87</text:p>
          </table:table-cell>
          <table:table-cell table:style-name="ce13"/>
          <table:table-cell table:style-name="ce2" office:value-type="string" calcext:value-type="string">
            <text:p>Chaise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64509" calcext:value-type="float">
            <text:p>1164509</text:p>
          </table:table-cell>
          <table:table-cell table:style-name="ce2" office:value-type="string" calcext:value-type="string">
            <text:p>CTRE PATRONAL DE SANTE ET SEC. DU TRAVAIL DU QC</text:p>
          </table:table-cell>
          <table:table-cell table:style-name="ce7" office:value-type="date" office:date-value="2016-11-24" calcext:value-type="date">
            <text:p>11-24-16</text:p>
          </table:table-cell>
          <table:table-cell table:style-name="ce10" office:value-type="float" office:value="451.45" calcext:value-type="float">
            <text:p>451,45</text:p>
          </table:table-cell>
          <table:table-cell table:style-name="ce13"/>
          <table:table-cell table:style-name="ce2" office:value-type="string" calcext:value-type="string">
            <text:p>Formation en développement organisationnel et techniqu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9321" calcext:value-type="float">
            <text:p>1159321</text:p>
          </table:table-cell>
          <table:table-cell table:style-name="ce2" office:value-type="string" calcext:value-type="string">
            <text:p>EXPERTISE NEUROSCIENCES INC.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3018.39" calcext:value-type="float">
            <text:p>3 018,39</text:p>
          </table:table-cell>
          <table:table-cell table:style-name="ce13"/>
          <table:table-cell table:style-name="ce2" office:value-type="string" calcext:value-type="string">
            <text:p>Médeci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60560" calcext:value-type="float">
            <text:p>1160560</text:p>
          </table:table-cell>
          <table:table-cell table:style-name="ce2" office:value-type="string" calcext:value-type="string">
            <text:p>LANGE PATENAUDE EQUIP. LTEE - KUBOTA MTL</text:p>
          </table:table-cell>
          <table:table-cell table:style-name="ce7" office:value-type="date" office:date-value="2016-11-08" calcext:value-type="date">
            <text:p>11-08-16</text:p>
          </table:table-cell>
          <table:table-cell table:style-name="ce10" office:value-type="float" office:value="1984.34" calcext:value-type="float">
            <text:p>1 984,34</text:p>
          </table:table-cell>
          <table:table-cell table:style-name="ce13"/>
          <table:table-cell table:style-name="ce2" office:value-type="string" calcext:value-type="string">
            <text:p>Service - Machinerie avec opérateu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OUTIN, PIERRE</text:p>
          </table:table-cell>
          <table:table-cell table:style-name="ce5" office:value-type="float" office:value="1162960" calcext:value-type="float">
            <text:p>1162960</text:p>
          </table:table-cell>
          <table:table-cell table:style-name="ce2" office:value-type="string" calcext:value-type="string">
            <text:p>MONTREAL STENCIL INC</text:p>
          </table:table-cell>
          <table:table-cell table:style-name="ce7" office:value-type="date" office:date-value="2016-11-17" calcext:value-type="date">
            <text:p>11-17-16</text:p>
          </table:table-cell>
          <table:table-cell table:style-name="ce10" office:value-type="float" office:value="44.54" calcext:value-type="float">
            <text:p>44,54</text:p>
          </table:table-cell>
          <table:table-cell table:style-name="ce12"/>
          <table:table-cell table:style-name="ce2" office:value-type="string" calcext:value-type="string">
            <text:p>Accessoire de bureau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60101" calcext:value-type="float">
            <text:p>1160101</text:p>
          </table:table-cell>
          <table:table-cell table:style-name="ce2" office:value-type="string" calcext:value-type="string">
            <text:p>TRANSPORT MOTTILLO ET FILS INC.</text:p>
          </table:table-cell>
          <table:table-cell table:style-name="ce7" office:value-type="date" office:date-value="2016-11-04" calcext:value-type="date">
            <text:p>11-04-16</text:p>
          </table:table-cell>
          <table:table-cell table:style-name="ce10" office:value-type="float" office:value="10802.04" calcext:value-type="float">
            <text:p>10 802,04</text:p>
          </table:table-cell>
          <table:table-cell table:style-name="ce12"/>
          <table:table-cell table:style-name="ce2" office:value-type="string" calcext:value-type="string">
            <text:p>Réparation de conduit d'aqueduc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65679" calcext:value-type="float">
            <text:p>1165679</text:p>
          </table:table-cell>
          <table:table-cell table:style-name="ce2"/>
          <table:table-cell table:style-name="ce7" office:value-type="date" office:date-value="2016-11-29" calcext:value-type="date">
            <text:p>11-29-16</text:p>
          </table:table-cell>
          <table:table-cell table:style-name="ce10" office:value-type="float" office:value="22782.29" calcext:value-type="float">
            <text:p>22 782,29</text:p>
          </table:table-cell>
          <table:table-cell table:style-name="ce12"/>
          <table:table-cell table:style-name="ce2" office:value-type="string" calcext:value-type="string">
            <text:p>Réparation de conduit d'aqueduc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ROUSSEAU, HELENE</text:p>
          </table:table-cell>
          <table:table-cell table:style-name="ce5" office:value-type="float" office:value="1162737" calcext:value-type="float">
            <text:p>1162737</text:p>
          </table:table-cell>
          <table:table-cell table:style-name="ce2" office:value-type="string" calcext:value-type="string">
            <text:p>ARCAND, PATRICIA</text:p>
          </table:table-cell>
          <table:table-cell table:style-name="ce7" office:value-type="date" office:date-value="2016-11-16" calcext:value-type="date">
            <text:p>11-16-16</text:p>
          </table:table-cell>
          <table:table-cell table:style-name="ce10" office:value-type="float" office:value="2379.58" calcext:value-type="float">
            <text:p>2 379,58</text:p>
          </table:table-cell>
          <table:table-cell table:style-name="ce5"/>
          <table:table-cell table:style-name="ce2" office:value-type="string" calcext:value-type="string">
            <text:p>Formations en développement organisationnel et technique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159465" calcext:value-type="float">
            <text:p>1159465</text:p>
          </table:table-cell>
          <table:table-cell table:style-name="ce2" office:value-type="string" calcext:value-type="string">
            <text:p>ASS. DES BIBLIO PUBLIQUES DU QC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255" calcext:value-type="float">
            <text:p>255,00</text:p>
          </table:table-cell>
          <table:table-cell table:style-name="ce12"/>
          <table:table-cell table:style-name="ce2" office:value-type="string" calcext:value-type="string">
            <text:p>Formation en développement interpersonnel et 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469" calcext:value-type="float">
            <text:p>1159469</text:p>
          </table:table-cell>
          <table:table-cell table:style-name="ce2"/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607.87" calcext:value-type="float">
            <text:p>607,87</text:p>
          </table:table-cell>
          <table:table-cell table:style-name="ce12"/>
          <table:table-cell table:style-name="ce2" office:value-type="string" calcext:value-type="string">
            <text:p>Liv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763" calcext:value-type="float">
            <text:p>1163763</text:p>
          </table:table-cell>
          <table:table-cell table:style-name="ce2" office:value-type="string" calcext:value-type="string">
            <text:p>AUVENTS ET ABRIS GMS</text:p>
          </table:table-cell>
          <table:table-cell table:style-name="ce7" office:value-type="date" office:date-value="2016-11-21" calcext:value-type="date">
            <text:p>11-21-16</text:p>
          </table:table-cell>
          <table:table-cell table:style-name="ce10" office:value-type="float" office:value="876.65" calcext:value-type="float">
            <text:p>876,65</text:p>
          </table:table-cell>
          <table:table-cell table:style-name="ce12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620" calcext:value-type="float">
            <text:p>1164620</text:p>
          </table:table-cell>
          <table:table-cell table:style-name="ce2" office:value-type="string" calcext:value-type="string">
            <text:p>BIBLIO RPL LTEE</text:p>
          </table:table-cell>
          <table:table-cell table:style-name="ce7" office:value-type="date" office:date-value="2016-11-24" calcext:value-type="date">
            <text:p>11-24-16</text:p>
          </table:table-cell>
          <table:table-cell table:style-name="ce10" office:value-type="float" office:value="209.98" calcext:value-type="float">
            <text:p>209,98</text:p>
          </table:table-cell>
          <table:table-cell table:style-name="ce12"/>
          <table:table-cell table:style-name="ce2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647" calcext:value-type="float">
            <text:p>1159647</text:p>
          </table:table-cell>
          <table:table-cell table:style-name="ce2" office:value-type="string" calcext:value-type="string">
            <text:p>BOUTY INC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431.5" calcext:value-type="float">
            <text:p>431,50</text:p>
          </table:table-cell>
          <table:table-cell table:style-name="ce12"/>
          <table:table-cell table:style-name="ce2" office:value-type="string" calcext:value-type="string">
            <text:p>Réparation/Entretien -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661" calcext:value-type="float">
            <text:p>1159661</text:p>
          </table:table-cell>
          <table:table-cell table:style-name="ce2" office:value-type="string" calcext:value-type="string">
            <text:p>BRAULT &amp; BOUTHILLIER LTEE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488.87" calcext:value-type="float">
            <text:p>488,87</text:p>
          </table:table-cell>
          <table:table-cell table:style-name="ce12"/>
          <table:table-cell table:style-name="ce2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629" calcext:value-type="float">
            <text:p>1164629</text:p>
          </table:table-cell>
          <table:table-cell table:style-name="ce2"/>
          <table:table-cell table:style-name="ce7" office:value-type="date" office:date-value="2016-11-24" calcext:value-type="date">
            <text:p>11-24-16</text:p>
          </table:table-cell>
          <table:table-cell table:style-name="ce10" office:value-type="float" office:value="58.8" calcext:value-type="float">
            <text:p>58,80</text:p>
          </table:table-cell>
          <table:table-cell table:style-name="ce12"/>
          <table:table-cell table:style-name="ce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446" calcext:value-type="float">
            <text:p>1158446</text:p>
          </table:table-cell>
          <table:table-cell table:style-name="ce2" office:value-type="string" calcext:value-type="string">
            <text:p>CARR MCLEAN LIMITED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68.49" calcext:value-type="float">
            <text:p>68,49</text:p>
          </table:table-cell>
          <table:table-cell table:style-name="ce12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642" calcext:value-type="float">
            <text:p>1159642</text:p>
          </table:table-cell>
          <table:table-cell table:style-name="ce2" office:value-type="string" calcext:value-type="string">
            <text:p>DEMENAGEMENT LA CAPITALE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6294" calcext:value-type="float">
            <text:p>6 294,00</text:p>
          </table:table-cell>
          <table:table-cell table:style-name="ce13"/>
          <table:table-cell table:style-name="ce2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008" calcext:value-type="float">
            <text:p>1161008</text:p>
          </table:table-cell>
          <table:table-cell table:style-name="ce2" office:value-type="string" calcext:value-type="string">
            <text:p>LES SOLUTIONS DE RANGEMENT PRISMA INC.</text:p>
          </table:table-cell>
          <table:table-cell table:style-name="ce7" office:value-type="date" office:date-value="2016-11-09" calcext:value-type="date">
            <text:p>11-09-16</text:p>
          </table:table-cell>
          <table:table-cell table:style-name="ce10" office:value-type="float" office:value="3543.33" calcext:value-type="float">
            <text:p>3 543,33</text:p>
          </table:table-cell>
          <table:table-cell table:style-name="ce13"/>
          <table:table-cell table:style-name="ce2" office:value-type="string" calcext:value-type="string">
            <text:p>Rayonnage pour la biblio CD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456" calcext:value-type="float">
            <text:p>1159456</text:p>
          </table:table-cell>
          <table:table-cell table:style-name="ce2" office:value-type="string" calcext:value-type="string">
            <text:p>LOCATION D'AUTOS ET CAMIONS DISCOUNT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1987.75" calcext:value-type="float">
            <text:p>1 987,75</text:p>
          </table:table-cell>
          <table:table-cell table:style-name="ce5"/>
          <table:table-cell table:style-name="ce2" office:value-type="string" calcext:value-type="string">
            <text:p>Location de voi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217" calcext:value-type="float">
            <text:p>1162217</text:p>
          </table:table-cell>
          <table:table-cell table:style-name="ce2" office:value-type="string" calcext:value-type="string">
            <text:p>MAGASINS BEST BUY LTEE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62.95" calcext:value-type="float">
            <text:p>62,95</text:p>
          </table:table-cell>
          <table:table-cell table:style-name="ce13"/>
          <table:table-cell table:style-name="ce2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783" calcext:value-type="float">
            <text:p>1163783</text:p>
          </table:table-cell>
          <table:table-cell table:style-name="ce2"/>
          <table:table-cell table:style-name="ce7" office:value-type="date" office:date-value="2016-11-21" calcext:value-type="date">
            <text:p>11-21-16</text:p>
          </table:table-cell>
          <table:table-cell table:style-name="ce10" office:value-type="float" office:value="210.77" calcext:value-type="float">
            <text:p>210,77</text:p>
          </table:table-cell>
          <table:table-cell table:style-name="ce13"/>
          <table:table-cell table:style-name="ce2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5527" calcext:value-type="float">
            <text:p>1165527</text:p>
          </table:table-cell>
          <table:table-cell table:style-name="ce2" office:value-type="string" calcext:value-type="string">
            <text:p>MAHEU &amp; MAHEU INC.</text:p>
          </table:table-cell>
          <table:table-cell table:style-name="ce7" office:value-type="date" office:date-value="2016-11-29" calcext:value-type="date">
            <text:p>11-29-16</text:p>
          </table:table-cell>
          <table:table-cell table:style-name="ce10" office:value-type="float" office:value="892.39" calcext:value-type="float">
            <text:p>892,39</text:p>
          </table:table-cell>
          <table:table-cell table:style-name="ce13"/>
          <table:table-cell table:style-name="ce2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473" calcext:value-type="float">
            <text:p>1159473</text:p>
          </table:table-cell>
          <table:table-cell table:style-name="ce2" office:value-type="string" calcext:value-type="string">
            <text:p>M.F.B.B.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203.41" calcext:value-type="float">
            <text:p>203,41</text:p>
          </table:table-cell>
          <table:table-cell table:style-name="ce13"/>
          <table:table-cell table:style-name="ce2" office:value-type="string" calcext:value-type="string">
            <text:p>Service - Installation de lettr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338" calcext:value-type="float">
            <text:p>1164338</text:p>
          </table:table-cell>
          <table:table-cell table:style-name="ce2" office:value-type="string" calcext:value-type="string">
            <text:p>R.M. LEDUC &amp; CIE INC.</text:p>
          </table:table-cell>
          <table:table-cell table:style-name="ce7" office:value-type="date" office:date-value="2016-11-23" calcext:value-type="date">
            <text:p>11-23-16</text:p>
          </table:table-cell>
          <table:table-cell table:style-name="ce10" office:value-type="float" office:value="1070.52" calcext:value-type="float">
            <text:p>1 070,52</text:p>
          </table:table-cell>
          <table:table-cell table:style-name="ce5"/>
          <table:table-cell table:style-name="ce2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096992" calcext:value-type="float">
            <text:p>1096992</text:p>
          </table:table-cell>
          <table:table-cell table:style-name="ce2" office:value-type="string" calcext:value-type="string">
            <text:p>TOSHIBA SOLUTIONS D'AFFAIRES</text:p>
          </table:table-cell>
          <table:table-cell table:style-name="ce7" office:value-type="date" office:date-value="2016-11-04" calcext:value-type="date">
            <text:p>11-04-16</text:p>
          </table:table-cell>
          <table:table-cell table:style-name="ce10" office:value-type="float" office:value="262.47" calcext:value-type="float">
            <text:p>262,47</text:p>
          </table:table-cell>
          <table:table-cell table:style-name="ce5"/>
          <table:table-cell table:style-name="ce2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791" calcext:value-type="float">
            <text:p>1163791</text:p>
          </table:table-cell>
          <table:table-cell table:style-name="ce2" office:value-type="string" calcext:value-type="string">
            <text:p>ULINE CANADA</text:p>
          </table:table-cell>
          <table:table-cell table:style-name="ce7" office:value-type="date" office:date-value="2016-11-21" calcext:value-type="date">
            <text:p>11-21-16</text:p>
          </table:table-cell>
          <table:table-cell table:style-name="ce10" office:value-type="float" office:value="414.7" calcext:value-type="float">
            <text:p>414,70</text:p>
          </table:table-cell>
          <table:table-cell table:style-name="ce5"/>
          <table:table-cell table:style-name="ce2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651" calcext:value-type="float">
            <text:p>1164651</text:p>
          </table:table-cell>
          <table:table-cell table:style-name="ce2" office:value-type="string" calcext:value-type="string">
            <text:p>VINYLFAB INC.</text:p>
          </table:table-cell>
          <table:table-cell table:style-name="ce7" office:value-type="date" office:date-value="2016-11-24" calcext:value-type="date">
            <text:p>11-24-16</text:p>
          </table:table-cell>
          <table:table-cell table:style-name="ce10" office:value-type="float" office:value="390.55" calcext:value-type="float">
            <text:p>390,55</text:p>
          </table:table-cell>
          <table:table-cell table:style-name="ce5"/>
          <table:table-cell table:style-name="ce2" office:value-type="string" calcext:value-type="string">
            <text:p>Reliure, porte-docume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SJARDINS, STEVE</text:p>
          </table:table-cell>
          <table:table-cell table:style-name="ce5" office:value-type="float" office:value="1151293" calcext:value-type="float">
            <text:p>1151293</text:p>
          </table:table-cell>
          <table:table-cell table:style-name="ce2" office:value-type="string" calcext:value-type="string">
            <text:p>KETCHUM MANUFACTURING INC.</text:p>
          </table:table-cell>
          <table:table-cell table:style-name="ce7" office:value-type="date" office:date-value="2016-11-07" calcext:value-type="date">
            <text:p>11-07-16</text:p>
          </table:table-cell>
          <table:table-cell table:style-name="ce10" office:value-type="float" office:value="51.24" calcext:value-type="float">
            <text:p>51,24</text:p>
          </table:table-cell>
          <table:table-cell table:style-name="ce5" office:value-type="float" office:value="1148581" calcext:value-type="float">
            <text:p>1148581</text:p>
          </table:table-cell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6894" calcext:value-type="float">
            <text:p>1126894</text:p>
          </table:table-cell>
          <table:table-cell table:style-name="ce2" office:value-type="string" calcext:value-type="string">
            <text:p>L'EMPREINTE IMPRIMERIE INC.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524.94" calcext:value-type="float">
            <text:p>524,94</text:p>
          </table:table-cell>
          <table:table-cell table:style-name="ce5"/>
          <table:table-cell table:style-name="ce2" office:value-type="string" calcext:value-type="string">
            <text:p>Impression de cartes professionnel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306" calcext:value-type="float">
            <text:p>1161306</text:p>
          </table:table-cell>
          <table:table-cell table:style-name="ce2" office:value-type="string" calcext:value-type="string">
            <text:p>QUOTIENT JURICOMPTABLES INC.</text:p>
          </table:table-cell>
          <table:table-cell table:style-name="ce7" office:value-type="date" office:date-value="2016-11-10" calcext:value-type="date">
            <text:p>11-10-16</text:p>
          </table:table-cell>
          <table:table-cell table:style-name="ce10" office:value-type="float" office:value="5000" calcext:value-type="float">
            <text:p>5 000,00</text:p>
          </table:table-cell>
          <table:table-cell table:style-name="ce5"/>
          <table:table-cell table:style-name="ce2" office:value-type="string" calcext:value-type="string">
            <text:p>Expertises juricompta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323" calcext:value-type="float">
            <text:p>1162323</text:p>
          </table:table-cell>
          <table:table-cell table:style-name="ce2" office:value-type="string" calcext:value-type="string">
            <text:p>UNIVERSITE DE MONTREAL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1850" calcext:value-type="float">
            <text:p>1 850,00</text:p>
          </table:table-cell>
          <table:table-cell table:style-name="ce12"/>
          <table:table-cell table:style-name="ce2" office:value-type="string" calcext:value-type="string">
            <text:p>Vétérin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0041" calcext:value-type="float">
            <text:p>1160041</text:p>
          </table:table-cell>
          <table:table-cell table:style-name="ce2" office:value-type="string" calcext:value-type="string">
            <text:p>VERSALYS</text:p>
          </table:table-cell>
          <table:table-cell table:style-name="ce7" office:value-type="date" office:date-value="2016-11-04" calcext:value-type="date">
            <text:p>11-04-16</text:p>
          </table:table-cell>
          <table:table-cell table:style-name="ce10" office:value-type="float" office:value="2267.73" calcext:value-type="float">
            <text:p>2 267,73</text:p>
          </table:table-cell>
          <table:table-cell table:style-name="ce12"/>
          <table:table-cell table:style-name="ce2" office:value-type="string" calcext:value-type="string">
            <text:p>Formation en informatiq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PLANTIE, S-ANNE</text:p>
          </table:table-cell>
          <table:table-cell table:style-name="ce5" office:value-type="float" office:value="1159394" calcext:value-type="float">
            <text:p>1159394</text:p>
          </table:table-cell>
          <table:table-cell table:style-name="ce2" office:value-type="string" calcext:value-type="string">
            <text:p>L'ASS. URBANISTES ET AMENAGISTES MUNIC. DU QC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195" calcext:value-type="float">
            <text:p>195,00</text:p>
          </table:table-cell>
          <table:table-cell table:style-name="ce12"/>
          <table:table-cell table:style-name="ce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8957" calcext:value-type="float">
            <text:p>1158957</text:p>
          </table:table-cell>
          <table:table-cell table:style-name="ce2" office:value-type="string" calcext:value-type="string">
            <text:p>AUTOBUS GALLAND LTEE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335.96" calcext:value-type="float">
            <text:p>335,96</text:p>
          </table:table-cell>
          <table:table-cell table:style-name="ce5"/>
          <table:table-cell table:style-name="ce2" office:value-type="string" calcext:value-type="string">
            <text:p>Service - Transport autobus pour visite de l'arrondiss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907" calcext:value-type="float">
            <text:p>1163907</text:p>
          </table:table-cell>
          <table:table-cell table:style-name="ce2" office:value-type="string" calcext:value-type="string">
            <text:p>BRAULT &amp; BOUTHILLIER LTEE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2107.36" calcext:value-type="float">
            <text:p>2 107,36</text:p>
          </table:table-cell>
          <table:table-cell table:style-name="ce12"/>
          <table:table-cell table:style-name="ce2" office:value-type="string" calcext:value-type="string">
            <text:p>Meub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031" calcext:value-type="float">
            <text:p>1164031</text:p>
          </table:table-cell>
          <table:table-cell table:style-name="ce2" office:value-type="string" calcext:value-type="string">
            <text:p>CUISINE-ATOUT ENTREPRISE D'INSERTION INC.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197.5" calcext:value-type="float">
            <text:p>197,50</text:p>
          </table:table-cell>
          <table:table-cell table:style-name="ce12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8965" calcext:value-type="float">
            <text:p>1158965</text:p>
          </table:table-cell>
          <table:table-cell table:style-name="ce2" office:value-type="string" calcext:value-type="string">
            <text:p>ECOLE NATIONALE D'ADMIN. PUBLIQUE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1190" calcext:value-type="float">
            <text:p>1 190,00</text:p>
          </table:table-cell>
          <table:table-cell table:style-name="ce12"/>
          <table:table-cell table:style-name="ce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UPLANTIE, S-ANNE</text:p>
          </table:table-cell>
          <table:table-cell table:style-name="ce5" office:value-type="float" office:value="1162109" calcext:value-type="float">
            <text:p>1162109</text:p>
          </table:table-cell>
          <table:table-cell table:style-name="ce2" office:value-type="string" calcext:value-type="string">
            <text:p>KOREM LOGICIELS ET DONNEES GEOSPATIAUX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624.68" calcext:value-type="float">
            <text:p>624,68</text:p>
          </table:table-cell>
          <table:table-cell table:style-name="ce12"/>
          <table:table-cell table:style-name="ce2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9393" calcext:value-type="float">
            <text:p>1159393</text:p>
          </table:table-cell>
          <table:table-cell table:style-name="ce2" office:value-type="string" calcext:value-type="string">
            <text:p>LES EDITIONS YVON BLAIS INC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129" calcext:value-type="float">
            <text:p>129,00</text:p>
          </table:table-cell>
          <table:table-cell table:style-name="ce13"/>
          <table:table-cell table:style-name="ce2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0901" calcext:value-type="float">
            <text:p>1160901</text:p>
          </table:table-cell>
          <table:table-cell table:style-name="ce2" office:value-type="string" calcext:value-type="string">
            <text:p>LES EQUIPEMENTS D'ARPENTAGE CANSEL INC.</text:p>
          </table:table-cell>
          <table:table-cell table:style-name="ce7" office:value-type="date" office:date-value="2016-11-09" calcext:value-type="date">
            <text:p>11-09-16</text:p>
          </table:table-cell>
          <table:table-cell table:style-name="ce10" office:value-type="float" office:value="1826.78" calcext:value-type="float">
            <text:p>1 826,78</text:p>
          </table:table-cell>
          <table:table-cell table:style-name="ce14"/>
          <table:table-cell table:style-name="ce2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398" calcext:value-type="float">
            <text:p>1159398</text:p>
          </table:table-cell>
          <table:table-cell table:style-name="ce2" office:value-type="string" calcext:value-type="string">
            <text:p>LUNCH INSOLITE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187.51" calcext:value-type="float">
            <text:p>187,51</text:p>
          </table:table-cell>
          <table:table-cell table:style-name="ce13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12439" calcext:value-type="float">
            <text:p>1112439</text:p>
          </table:table-cell>
          <table:table-cell table:style-name="ce2" office:value-type="string" calcext:value-type="string">
            <text:p>IMPRIMERIE MULTI-FORMAT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127.03" calcext:value-type="float">
            <text:p>127,03</text:p>
          </table:table-cell>
          <table:table-cell table:style-name="ce12"/>
          <table:table-cell table:style-name="ce2" office:value-type="string" calcext:value-type="string">
            <text:p>Service d'impress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TIN, ALAIN</text:p>
          </table:table-cell>
          <table:table-cell table:style-name="ce5" office:value-type="float" office:value="1164954" calcext:value-type="float">
            <text:p>1164954</text:p>
          </table:table-cell>
          <table:table-cell table:style-name="ce2" office:value-type="string" calcext:value-type="string">
            <text:p>NORTRAX QUEBEC INC.</text:p>
          </table:table-cell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4098.18" calcext:value-type="float">
            <text:p>4 098,18</text:p>
          </table:table-cell>
          <table:table-cell table:style-name="ce12"/>
          <table:table-cell table:style-name="ce2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4956" calcext:value-type="float">
            <text:p>1164956</text:p>
          </table:table-cell>
          <table:table-cell table:style-name="ce2"/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1625.05" calcext:value-type="float">
            <text:p>1 625,05</text:p>
          </table:table-cell>
          <table:table-cell table:style-name="ce12"/>
          <table:table-cell table:style-name="ce2" office:value-type="string" calcext:value-type="string">
            <text:p>Réparation/Entretien - Appareil automobile spécialisé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4959" calcext:value-type="float">
            <text:p>1164959</text:p>
          </table:table-cell>
          <table:table-cell table:style-name="ce2"/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1625.05" calcext:value-type="float">
            <text:p>1 625,05</text:p>
          </table:table-cell>
          <table:table-cell table:style-name="ce12"/>
          <table:table-cell table:style-name="ce2" office:value-type="string" calcext:value-type="string">
            <text:p>Réparation/Entretien - Appareil automobile spécialisé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4962" calcext:value-type="float">
            <text:p>1164962</text:p>
          </table:table-cell>
          <table:table-cell table:style-name="ce2"/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501.72" calcext:value-type="float">
            <text:p>501,72</text:p>
          </table:table-cell>
          <table:table-cell table:style-name="ce12"/>
          <table:table-cell table:style-name="ce2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4063" calcext:value-type="float">
            <text:p>1164063</text:p>
          </table:table-cell>
          <table:table-cell table:style-name="ce2" office:value-type="string" calcext:value-type="string">
            <text:p>PNEUS METROPOLITAINS INC.</text:p>
          </table:table-cell>
          <table:table-cell table:style-name="ce7" office:value-type="date" office:date-value="2016-11-29" calcext:value-type="date">
            <text:p>11-29-16</text:p>
          </table:table-cell>
          <table:table-cell table:style-name="ce10" office:value-type="float" office:value="226.02" calcext:value-type="float">
            <text:p>226,02</text:p>
          </table:table-cell>
          <table:table-cell table:style-name="ce12"/>
          <table:table-cell table:style-name="ce2" office:value-type="string" calcext:value-type="string">
            <text:p>Pneu &amp; Jante - Véhicule lourd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2751" calcext:value-type="float">
            <text:p>1162751</text:p>
          </table:table-cell>
          <table:table-cell table:style-name="ce2" office:value-type="string" calcext:value-type="string">
            <text:p>REMORQUES SYLMAR INC</text:p>
          </table:table-cell>
          <table:table-cell table:style-name="ce7" office:value-type="date" office:date-value="2016-11-16" calcext:value-type="date">
            <text:p>11-16-16</text:p>
          </table:table-cell>
          <table:table-cell table:style-name="ce10" office:value-type="float" office:value="4358.8" calcext:value-type="float">
            <text:p>4 358,80</text:p>
          </table:table-cell>
          <table:table-cell table:style-name="ce12"/>
          <table:table-cell table:style-name="ce2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RAPPIER, GENEVIEVE</text:p>
          </table:table-cell>
          <table:table-cell table:style-name="ce5" office:value-type="float" office:value="1163785" calcext:value-type="float">
            <text:p>1163785</text:p>
          </table:table-cell>
          <table:table-cell table:style-name="ce2" office:value-type="string" calcext:value-type="string">
            <text:p>7761023 CANADA INC</text:p>
          </table:table-cell>
          <table:table-cell table:style-name="ce7" office:value-type="date" office:date-value="2016-11-21" calcext:value-type="date">
            <text:p>11-21-16</text:p>
          </table:table-cell>
          <table:table-cell table:style-name="ce10" office:value-type="float" office:value="3053.57" calcext:value-type="float">
            <text:p>3 053,57</text:p>
          </table:table-cell>
          <table:table-cell table:style-name="ce12"/>
          <table:table-cell table:style-name="ce2" office:value-type="string" calcext:value-type="string">
            <text:p>Rideaux pour l'aréna Doug Harvey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0522" calcext:value-type="float">
            <text:p>1160522</text:p>
          </table:table-cell>
          <table:table-cell table:style-name="ce2" office:value-type="string" calcext:value-type="string">
            <text:p>AQUATECHNO SPECIALISTES AQUATIQUES INC.</text:p>
          </table:table-cell>
          <table:table-cell table:style-name="ce7" office:value-type="date" office:date-value="2016-11-08" calcext:value-type="date">
            <text:p>11-08-16</text:p>
          </table:table-cell>
          <table:table-cell table:style-name="ce10" office:value-type="float" office:value="1732.29" calcext:value-type="float">
            <text:p>1 732,29</text:p>
          </table:table-cell>
          <table:table-cell table:style-name="ce5" office:value-type="float" office:value="1134273" calcext:value-type="float">
            <text:p>1134273</text:p>
          </table:table-cell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1181" calcext:value-type="float">
            <text:p>1161181</text:p>
          </table:table-cell>
          <table:table-cell table:style-name="ce2" office:value-type="string" calcext:value-type="string">
            <text:p>CIMCO REFRIGERATION TOROMONT INDUSTRIE</text:p>
          </table:table-cell>
          <table:table-cell table:style-name="ce7" office:value-type="date" office:date-value="2016-11-09" calcext:value-type="date">
            <text:p>11-09-16</text:p>
          </table:table-cell>
          <table:table-cell table:style-name="ce10" office:value-type="float" office:value="1345.43" calcext:value-type="float">
            <text:p>1 345,43</text:p>
          </table:table-cell>
          <table:table-cell table:style-name="ce12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9493" calcext:value-type="float">
            <text:p>1159493</text:p>
          </table:table-cell>
          <table:table-cell table:style-name="ce2" office:value-type="string" calcext:value-type="string">
            <text:p>LOCATION D'AUTOS ET CAMIONS DISCOUNT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1490.82" calcext:value-type="float">
            <text:p>1 490,82</text:p>
          </table:table-cell>
          <table:table-cell table:style-name="ce12"/>
          <table:table-cell table:style-name="ce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4352" calcext:value-type="float">
            <text:p>1164352</text:p>
          </table:table-cell>
          <table:table-cell table:style-name="ce2"/>
          <table:table-cell table:style-name="ce7" office:value-type="date" office:date-value="2016-11-23" calcext:value-type="date">
            <text:p>11-23-16</text:p>
          </table:table-cell>
          <table:table-cell table:style-name="ce10" office:value-type="float" office:value="745.41" calcext:value-type="float">
            <text:p>745,41</text:p>
          </table:table-cell>
          <table:table-cell table:style-name="ce12"/>
          <table:table-cell table:style-name="ce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4090" calcext:value-type="float">
            <text:p>1164090</text:p>
          </table:table-cell>
          <table:table-cell table:style-name="ce2" office:value-type="string" calcext:value-type="string">
            <text:p>LOCATION SAUVAGEAU INC.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773.76" calcext:value-type="float">
            <text:p>773,76</text:p>
          </table:table-cell>
          <table:table-cell table:style-name="ce12"/>
          <table:table-cell table:style-name="ce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4344" calcext:value-type="float">
            <text:p>1164344</text:p>
          </table:table-cell>
          <table:table-cell table:style-name="ce2" office:value-type="string" calcext:value-type="string">
            <text:p>NEDCO</text:p>
          </table:table-cell>
          <table:table-cell table:style-name="ce7" office:value-type="date" office:date-value="2016-11-23" calcext:value-type="date">
            <text:p>11-23-16</text:p>
          </table:table-cell>
          <table:table-cell table:style-name="ce10" office:value-type="float" office:value="138.46" calcext:value-type="float">
            <text:p>138,46</text:p>
          </table:table-cell>
          <table:table-cell table:style-name="ce12"/>
          <table:table-cell table:style-name="ce2" office:value-type="string" calcext:value-type="string">
            <text:p>Lampe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9054" calcext:value-type="float">
            <text:p>1159054</text:p>
          </table:table-cell>
          <table:table-cell table:style-name="ce2" office:value-type="string" calcext:value-type="string">
            <text:p>PRODUITS SANY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297.06" calcext:value-type="float">
            <text:p>297,06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9055" calcext:value-type="float">
            <text:p>1159055</text:p>
          </table:table-cell>
          <table:table-cell table:style-name="ce2"/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136.48" calcext:value-type="float">
            <text:p>136,48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3337" calcext:value-type="float">
            <text:p>1163337</text:p>
          </table:table-cell>
          <table:table-cell table:style-name="ce2"/>
          <table:table-cell table:style-name="ce7" office:value-type="date" office:date-value="2016-11-18" calcext:value-type="date">
            <text:p>11-18-16</text:p>
          </table:table-cell>
          <table:table-cell table:style-name="ce10" office:value-type="float" office:value="541.16" calcext:value-type="float">
            <text:p>541,16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 et produit d'entretien ménage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9545" calcext:value-type="float">
            <text:p>1159545</text:p>
          </table:table-cell>
          <table:table-cell table:style-name="ce2" office:value-type="string" calcext:value-type="string">
            <text:p>SOS CARDIAQUE INC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272.97" calcext:value-type="float">
            <text:p>272,97</text:p>
          </table:table-cell>
          <table:table-cell table:style-name="ce12"/>
          <table:table-cell table:style-name="ce2" office:value-type="string" calcext:value-type="string">
            <text:p>Formation en santé et sécurité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4475" calcext:value-type="float">
            <text:p>1154475</text:p>
          </table:table-cell>
          <table:table-cell table:style-name="ce2" office:value-type="string" calcext:value-type="string">
            <text:p>SUPERIEUR PROPANE</text:p>
          </table:table-cell>
          <table:table-cell table:style-name="ce7" office:value-type="date" office:date-value="2016-11-07" calcext:value-type="date">
            <text:p>11-07-16</text:p>
          </table:table-cell>
          <table:table-cell table:style-name="ce10" office:value-type="float" office:value="314.96" calcext:value-type="float">
            <text:p>314,96</text:p>
          </table:table-cell>
          <table:table-cell table:style-name="ce5" office:value-type="float" office:value="976905" calcext:value-type="float">
            <text:p>976905</text:p>
          </table:table-cell>
          <table:table-cell table:style-name="ce2" office:value-type="string" calcext:value-type="string">
            <text:p>Location de cylindr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5014" calcext:value-type="float">
            <text:p>1165014</text:p>
          </table:table-cell>
          <table:table-cell table:style-name="ce2" office:value-type="string" calcext:value-type="string">
            <text:p>SYLPROTEC INC.</text:p>
          </table:table-cell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1525.99" calcext:value-type="float">
            <text:p>1 525,99</text:p>
          </table:table-cell>
          <table:table-cell table:style-name="ce12"/>
          <table:table-cell table:style-name="ce2" office:value-type="string" calcext:value-type="string">
            <text:p>Équipement contre les incendie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1466.52" calcext:value-type="float">
            <text:p>1 466,52</text:p>
          </table:table-cell>
          <table:table-cell table:style-name="ce12"/>
          <table:table-cell table:style-name="ce2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782.34" calcext:value-type="float">
            <text:p>782,34</text:p>
          </table:table-cell>
          <table:table-cell table:style-name="ce12"/>
          <table:table-cell table:style-name="ce2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13.8" calcext:value-type="float">
            <text:p>13,80</text:p>
          </table:table-cell>
          <table:table-cell table:style-name="ce12"/>
          <table:table-cell table:style-name="ce2" office:value-type="string" calcext:value-type="string">
            <text:p>Serrurerie, ferronnerie et accessoires de portes et fenêtre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47.24" calcext:value-type="float">
            <text:p>47,24</text:p>
          </table:table-cell>
          <table:table-cell table:style-name="ce13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488" calcext:value-type="float">
            <text:p>1159488</text:p>
          </table:table-cell>
          <table:table-cell table:style-name="ce2" office:value-type="string" calcext:value-type="string">
            <text:p>TENAQUIP LIMITED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1115.14" calcext:value-type="float">
            <text:p>1 115,14</text:p>
          </table:table-cell>
          <table:table-cell table:style-name="ce13"/>
          <table:table-cell table:style-name="ce2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798" calcext:value-type="float">
            <text:p>1163798</text:p>
          </table:table-cell>
          <table:table-cell table:style-name="ce2"/>
          <table:table-cell table:style-name="ce7" office:value-type="date" office:date-value="2016-11-21" calcext:value-type="date">
            <text:p>11-21-16</text:p>
          </table:table-cell>
          <table:table-cell table:style-name="ce10" office:value-type="float" office:value="460.21" calcext:value-type="float">
            <text:p>460,21</text:p>
          </table:table-cell>
          <table:table-cell table:style-name="ce13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4746" calcext:value-type="float">
            <text:p>1164746</text:p>
          </table:table-cell>
          <table:table-cell table:style-name="ce2"/>
          <table:table-cell table:style-name="ce7" office:value-type="date" office:date-value="2016-11-24" calcext:value-type="date">
            <text:p>11-24-16</text:p>
          </table:table-cell>
          <table:table-cell table:style-name="ce10" office:value-type="float" office:value="534.51" calcext:value-type="float">
            <text:p>534,51</text:p>
          </table:table-cell>
          <table:table-cell table:style-name="ce13"/>
          <table:table-cell table:style-name="ce2" office:value-type="string" calcext:value-type="string">
            <text:p>Tapis amovi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081" calcext:value-type="float">
            <text:p>1164081</text:p>
          </table:table-cell>
          <table:table-cell table:style-name="ce2" office:value-type="string" calcext:value-type="string">
            <text:p>VPR IMPEX INC.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47.24" calcext:value-type="float">
            <text:p>47,24</text:p>
          </table:table-cell>
          <table:table-cell table:style-name="ce13"/>
          <table:table-cell table:style-name="ce2" office:value-type="string" calcext:value-type="string">
            <text:p>Support pour rallonges électr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0201" calcext:value-type="float">
            <text:p>1160201</text:p>
          </table:table-cell>
          <table:table-cell table:style-name="ce2" office:value-type="string" calcext:value-type="string">
            <text:p>AQUATECHNO SPECIALISTES AQUATIQUES INC.</text:p>
          </table:table-cell>
          <table:table-cell table:style-name="ce7" office:value-type="date" office:date-value="2016-11-07" calcext:value-type="date">
            <text:p>11-07-16</text:p>
          </table:table-cell>
          <table:table-cell table:style-name="ce10" office:value-type="float" office:value="759.58" calcext:value-type="float">
            <text:p>759,58</text:p>
          </table:table-cell>
          <table:table-cell table:style-name="ce13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DREAULT, SONIA</text:p>
          </table:table-cell>
          <table:table-cell table:style-name="ce5" office:value-type="float" office:value="1161238" calcext:value-type="float">
            <text:p>1161238</text:p>
          </table:table-cell>
          <table:table-cell table:style-name="ce2" office:value-type="string" calcext:value-type="string">
            <text:p>1-800-GOT-JUNK</text:p>
          </table:table-cell>
          <table:table-cell table:style-name="ce7" office:value-type="date" office:date-value="2016-11-10" calcext:value-type="date">
            <text:p>11-10-16</text:p>
          </table:table-cell>
          <table:table-cell table:style-name="ce10" office:value-type="float" office:value="1256.7" calcext:value-type="float">
            <text:p>1 256,70</text:p>
          </table:table-cell>
          <table:table-cell table:style-name="ce12"/>
          <table:table-cell table:style-name="ce2" office:value-type="string" calcext:value-type="string">
            <text:p>Service - Nettoyage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871" calcext:value-type="float">
            <text:p>1159871</text:p>
          </table:table-cell>
          <table:table-cell table:style-name="ce2" office:value-type="string" calcext:value-type="string">
            <text:p>C/TRE DE RESSOURCES COMMUNAUTAIRE CDN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1000" calcext:value-type="float">
            <text:p>1 000,00</text:p>
          </table:table-cell>
          <table:table-cell table:style-name="ce13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9868" calcext:value-type="float">
            <text:p>1159868</text:p>
          </table:table-cell>
          <table:table-cell table:style-name="ce2" office:value-type="string" calcext:value-type="string">
            <text:p>LEDUC SECURITE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200" calcext:value-type="float">
            <text:p>200,00</text:p>
          </table:table-cell>
          <table:table-cell table:style-name="ce13"/>
          <table:table-cell table:style-name="ce2" office:value-type="string" calcext:value-type="string">
            <text:p>Réparation/Entretien - Système de contrôl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1015" calcext:value-type="float">
            <text:p>1161015</text:p>
          </table:table-cell>
          <table:table-cell table:style-name="ce2" office:value-type="string" calcext:value-type="string">
            <text:p>LES E/SES DE CONSTRUCTION PROFIL INC.</text:p>
          </table:table-cell>
          <table:table-cell table:style-name="ce7" office:value-type="date" office:date-value="2016-11-09" calcext:value-type="date">
            <text:p>11-09-16</text:p>
          </table:table-cell>
          <table:table-cell table:style-name="ce10" office:value-type="float" office:value="17742.89" calcext:value-type="float">
            <text:p>17 742,89</text:p>
          </table:table-cell>
          <table:table-cell table:style-name="ce13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099248" calcext:value-type="float">
            <text:p>1099248</text:p>
          </table:table-cell>
          <table:table-cell table:style-name="ce2" office:value-type="string" calcext:value-type="string">
            <text:p>LIVERNOCHE, STEPHANE</text:p>
          </table:table-cell>
          <table:table-cell table:style-name="ce7" office:value-type="date" office:date-value="2016-11-08" calcext:value-type="date">
            <text:p>11-08-16</text:p>
          </table:table-cell>
          <table:table-cell table:style-name="ce10" office:value-type="float" office:value="5" calcext:value-type="float">
            <text:p>5,00</text:p>
          </table:table-cell>
          <table:table-cell table:style-name="ce12"/>
          <table:table-cell table:style-name="ce2" office:value-type="string" calcext:value-type="string">
            <text:p>Frais - Transport en commu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03211" calcext:value-type="float">
            <text:p>1103211</text:p>
          </table:table-cell>
          <table:table-cell table:style-name="ce2" office:value-type="string" calcext:value-type="string">
            <text:p>SYNDICAT DE COPROPRIETE TERRAINS BENNY FARM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38.33" calcext:value-type="float">
            <text:p>38,33</text:p>
          </table:table-cell>
          <table:table-cell table:style-name="ce13"/>
          <table:table-cell table:style-name="ce2" office:value-type="string" calcext:value-type="string">
            <text:p>Frais de service de syndica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0832" calcext:value-type="float">
            <text:p>1100832</text:p>
          </table:table-cell>
          <table:table-cell table:style-name="ce2" office:value-type="string" calcext:value-type="string">
            <text:p>UBA INC.</text:p>
          </table:table-cell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1574.81" calcext:value-type="float">
            <text:p>1 574,81</text:p>
          </table:table-cell>
          <table:table-cell table:style-name="ce12"/>
          <table:table-cell table:style-name="ce2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DRON, DENIS</text:p>
          </table:table-cell>
          <table:table-cell table:style-name="ce5" office:value-type="float" office:value="1162733" calcext:value-type="float">
            <text:p>1162733</text:p>
          </table:table-cell>
          <table:table-cell table:style-name="ce2" office:value-type="string" calcext:value-type="string">
            <text:p>ARBO-DESIGN INC.</text:p>
          </table:table-cell>
          <table:table-cell table:style-name="ce7" office:value-type="date" office:date-value="2016-11-16" calcext:value-type="date">
            <text:p>11-16-16</text:p>
          </table:table-cell>
          <table:table-cell table:style-name="ce10" office:value-type="float" office:value="4287.79" calcext:value-type="float">
            <text:p>4 287,79</text:p>
          </table:table-cell>
          <table:table-cell table:style-name="ce5"/>
          <table:table-cell table:style-name="ce2" office:value-type="string" calcext:value-type="string">
            <text:p>Service - Abattage et essouch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5196" calcext:value-type="float">
            <text:p>1165196</text:p>
          </table:table-cell>
          <table:table-cell table:style-name="ce2" office:value-type="string" calcext:value-type="string">
            <text:p>BATTAH - AVOCATS S.E.N.C.R.L.</text:p>
          </table:table-cell>
          <table:table-cell table:style-name="ce7" office:value-type="date" office:date-value="2016-11-28" calcext:value-type="date">
            <text:p>11-28-16</text:p>
          </table:table-cell>
          <table:table-cell table:style-name="ce10" office:value-type="float" office:value="4566.96" calcext:value-type="float">
            <text:p>4 566,96</text:p>
          </table:table-cell>
          <table:table-cell table:style-name="ce13"/>
          <table:table-cell table:style-name="ce2" office:value-type="string" calcext:value-type="string">
            <text:p>Avocat enquê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749" calcext:value-type="float">
            <text:p>1161749</text:p>
          </table:table-cell>
          <table:table-cell table:style-name="ce2" office:value-type="string" calcext:value-type="string">
            <text:p>DELOITTE S.E.N.C.R.L/S.R.L</text:p>
          </table:table-cell>
          <table:table-cell table:style-name="ce7" office:value-type="date" office:date-value="2016-11-14" calcext:value-type="date">
            <text:p>11-14-16</text:p>
          </table:table-cell>
          <table:table-cell table:style-name="ce10" office:value-type="float" office:value="4724.44" calcext:value-type="float">
            <text:p>4 724,44</text:p>
          </table:table-cell>
          <table:table-cell table:style-name="ce13"/>
          <table:table-cell table:style-name="ce2" office:value-type="string" calcext:value-type="string">
            <text:p>Comptable professionnel agréé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58956" calcext:value-type="float">
            <text:p>1158956</text:p>
          </table:table-cell>
          <table:table-cell table:style-name="ce2" office:value-type="string" calcext:value-type="string">
            <text:p>GEOPOSITION ARPENTEURS-GEOMETRES INC.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6036.78" calcext:value-type="float">
            <text:p>6 036,78</text:p>
          </table:table-cell>
          <table:table-cell table:style-name="ce12"/>
          <table:table-cell table:style-name="ce2" office:value-type="string" calcext:value-type="string">
            <text:p>Arpenteur-géomèt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55484" calcext:value-type="float">
            <text:p>1155484</text:p>
          </table:table-cell>
          <table:table-cell table:style-name="ce2" office:value-type="string" calcext:value-type="string">
            <text:p>G &amp; L THIVIERGE INC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1931.77" calcext:value-type="float">
            <text:p>1 931,77</text:p>
          </table:table-cell>
          <table:table-cell table:style-name="ce5"/>
          <table:table-cell table:style-name="ce2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163601" calcext:value-type="float">
            <text:p>1163601</text:p>
          </table:table-cell>
          <table:table-cell table:style-name="ce2" office:value-type="string" calcext:value-type="string">
            <text:p>CHAINES ET ELINGUES ST-PIERRE CANADA LTEE</text:p>
          </table:table-cell>
          <table:table-cell table:style-name="ce7" office:value-type="date" office:date-value="2016-11-21" calcext:value-type="date">
            <text:p>11-21-16</text:p>
          </table:table-cell>
          <table:table-cell table:style-name="ce10" office:value-type="float" office:value="53.54" calcext:value-type="float">
            <text:p>53,54</text:p>
          </table:table-cell>
          <table:table-cell table:style-name="ce12"/>
          <table:table-cell table:style-name="ce2" office:value-type="string" calcext:value-type="string">
            <text:p>Estimé de réparation de chaî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736" calcext:value-type="float">
            <text:p>1163736</text:p>
          </table:table-cell>
          <table:table-cell table:style-name="ce2" office:value-type="string" calcext:value-type="string">
            <text:p>CIE DE CHEMIN DE FER DU CANADIEN PACIFIQUE</text:p>
          </table:table-cell>
          <table:table-cell table:style-name="ce7" office:value-type="date" office:date-value="2016-11-21" calcext:value-type="date">
            <text:p>11-21-16</text:p>
          </table:table-cell>
          <table:table-cell table:style-name="ce10" office:value-type="float" office:value="1574.81" calcext:value-type="float">
            <text:p>1 574,81</text:p>
          </table:table-cell>
          <table:table-cell table:style-name="ce12"/>
          <table:table-cell table:style-name="ce2" office:value-type="string" calcext:value-type="string">
            <text:p>Service - Signal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394" calcext:value-type="float">
            <text:p>1164394</text:p>
          </table:table-cell>
          <table:table-cell table:style-name="ce2" office:value-type="string" calcext:value-type="string">
            <text:p>COMPUGEN INC.</text:p>
          </table:table-cell>
          <table:table-cell table:style-name="ce7" office:value-type="date" office:date-value="2016-11-23" calcext:value-type="date">
            <text:p>11-23-16</text:p>
          </table:table-cell>
          <table:table-cell table:style-name="ce10" office:value-type="float" office:value="254.07" calcext:value-type="float">
            <text:p>254,07</text:p>
          </table:table-cell>
          <table:table-cell table:style-name="ce13"/>
          <table:table-cell table:style-name="ce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16147" calcext:value-type="float">
            <text:p>1116147</text:p>
          </table:table-cell>
          <table:table-cell table:style-name="ce2" office:value-type="string" calcext:value-type="string">
            <text:p>DEMIX BETON</text:p>
          </table:table-cell>
          <table:table-cell table:style-name="ce7" office:value-type="date" office:date-value="2016-11-28" calcext:value-type="date">
            <text:p>11-28-16</text:p>
          </table:table-cell>
          <table:table-cell table:style-name="ce10" office:value-type="float" office:value="1044.62" calcext:value-type="float">
            <text:p>1 044,62</text:p>
          </table:table-cell>
          <table:table-cell table:style-name="ce5" office:value-type="string" calcext:value-type="string">
            <text:p>C1109384</text:p>
          </table:table-cell>
          <table:table-cell table:style-name="ce2" office:value-type="string" calcext:value-type="string">
            <text:p>Agrégat en vra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907" calcext:value-type="float">
            <text:p>1153907</text:p>
          </table:table-cell>
          <table:table-cell table:style-name="ce2" office:value-type="string" calcext:value-type="string">
            <text:p>DILMONT INC.</text:p>
          </table:table-cell>
          <table:table-cell table:style-name="ce7" office:value-type="date" office:date-value="2016-11-23" calcext:value-type="date">
            <text:p>11-23-16</text:p>
          </table:table-cell>
          <table:table-cell table:style-name="ce10" office:value-type="float" office:value="41.99" calcext:value-type="float">
            <text:p>41,99</text:p>
          </table:table-cell>
          <table:table-cell table:style-name="ce5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017" calcext:value-type="float">
            <text:p>1162017</text:p>
          </table:table-cell>
          <table:table-cell table:style-name="ce2" office:value-type="string" calcext:value-type="string">
            <text:p>DUFRESNE STANDARD &amp; SPECIAL INC.</text:p>
          </table:table-cell>
          <table:table-cell table:style-name="ce7" office:value-type="date" office:date-value="2016-11-14" calcext:value-type="date">
            <text:p>11-14-16</text:p>
          </table:table-cell>
          <table:table-cell table:style-name="ce10" office:value-type="float" office:value="166.72" calcext:value-type="float">
            <text:p>166,72</text:p>
          </table:table-cell>
          <table:table-cell table:style-name="ce5"/>
          <table:table-cell table:style-name="ce2" office:value-type="string" calcext:value-type="string">
            <text:p>Matériel de fix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397" calcext:value-type="float">
            <text:p>1163397</text:p>
          </table:table-cell>
          <table:table-cell table:style-name="ce2" office:value-type="string" calcext:value-type="string">
            <text:p>ELECTRONIQUE ADDISON</text:p>
          </table:table-cell>
          <table:table-cell table:style-name="ce7" office:value-type="date" office:date-value="2016-11-18" calcext:value-type="date">
            <text:p>11-18-16</text:p>
          </table:table-cell>
          <table:table-cell table:style-name="ce10" office:value-type="float" office:value="125.9" calcext:value-type="float">
            <text:p>125,90</text:p>
          </table:table-cell>
          <table:table-cell table:style-name="ce13"/>
          <table:table-cell table:style-name="ce2" office:value-type="string" calcext:value-type="string">
            <text:p>Étuis de protection pour iPhone 5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5242" calcext:value-type="float">
            <text:p>1165242</text:p>
          </table:table-cell>
          <table:table-cell table:style-name="ce2"/>
          <table:table-cell table:style-name="ce7" office:value-type="date" office:date-value="2016-11-28" calcext:value-type="date">
            <text:p>11-28-16</text:p>
          </table:table-cell>
          <table:table-cell table:style-name="ce10" office:value-type="float" office:value="62.89" calcext:value-type="float">
            <text:p>62,89</text:p>
          </table:table-cell>
          <table:table-cell table:style-name="ce5"/>
          <table:table-cell table:style-name="ce2" office:value-type="string" calcext:value-type="string">
            <text:p>Câbles USB et chargeurs.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240" calcext:value-type="float">
            <text:p>1158240</text:p>
          </table:table-cell>
          <table:table-cell table:style-name="ce2" office:value-type="string" calcext:value-type="string">
            <text:p>ENVIROSERVICES INC</text:p>
          </table:table-cell>
          <table:table-cell table:style-name="ce7" office:value-type="date" office:date-value="2016-11-11" calcext:value-type="date">
            <text:p>11-11-16</text:p>
          </table:table-cell>
          <table:table-cell table:style-name="ce10" office:value-type="float" office:value="7349.12" calcext:value-type="float">
            <text:p>7 349,12</text:p>
          </table:table-cell>
          <table:table-cell table:style-name="ce13"/>
          <table:table-cell table:style-name="ce2" office:value-type="string" calcext:value-type="string">
            <text:p>Service - Analyse et essai en laborat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048" calcext:value-type="float">
            <text:p>1158048</text:p>
          </table:table-cell>
          <table:table-cell table:style-name="ce2" office:value-type="string" calcext:value-type="string">
            <text:p>EXCEL HONDA MOTO</text:p>
          </table:table-cell>
          <table:table-cell table:style-name="ce7" office:value-type="date" office:date-value="2016-11-08" calcext:value-type="date">
            <text:p>11-08-16</text:p>
          </table:table-cell>
          <table:table-cell table:style-name="ce10" office:value-type="float" office:value="172.49" calcext:value-type="float">
            <text:p>172,49</text:p>
          </table:table-cell>
          <table:table-cell table:style-name="ce5"/>
          <table:table-cell table:style-name="ce2" office:value-type="string" calcext:value-type="string">
            <text:p>Réparation/Entretien - 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989" calcext:value-type="float">
            <text:p>1159989</text:p>
          </table:table-cell>
          <table:table-cell table:style-name="ce2" office:value-type="string" calcext:value-type="string">
            <text:p>FONDERIE LAPERLE DIR. TUYAUTERIES CANADA</text:p>
          </table:table-cell>
          <table:table-cell table:style-name="ce7" office:value-type="date" office:date-value="2016-11-04" calcext:value-type="date">
            <text:p>11-04-16</text:p>
          </table:table-cell>
          <table:table-cell table:style-name="ce10" office:value-type="float" office:value="5412.82" calcext:value-type="float">
            <text:p>5 412,82</text:p>
          </table:table-cell>
          <table:table-cell table:style-name="ce5" office:value-type="float" office:value="1005686" calcext:value-type="float">
            <text:p>1005686</text:p>
          </table:table-cell>
          <table:table-cell table:style-name="ce2" office:value-type="string" calcext:value-type="string">
            <text:p>Puisard, chambre de vann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413" calcext:value-type="float">
            <text:p>1163413</text:p>
          </table:table-cell>
          <table:table-cell table:style-name="ce2" office:value-type="string" calcext:value-type="string">
            <text:p>GENFIR INC</text:p>
          </table:table-cell>
          <table:table-cell table:style-name="ce7" office:value-type="date" office:date-value="2016-11-18" calcext:value-type="date">
            <text:p>11-18-16</text:p>
          </table:table-cell>
          <table:table-cell table:style-name="ce10" office:value-type="float" office:value="17.01" calcext:value-type="float">
            <text:p>17,01</text:p>
          </table:table-cell>
          <table:table-cell table:style-name="ce12"/>
          <table:table-cell table:style-name="ce2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5365" calcext:value-type="float">
            <text:p>1145365</text:p>
          </table:table-cell>
          <table:table-cell table:style-name="ce2" office:value-type="string" calcext:value-type="string">
            <text:p>HEWITT EQUIPEMENT LTEE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98.57" calcext:value-type="float">
            <text:p>98,57</text:p>
          </table:table-cell>
          <table:table-cell table:style-name="ce12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256" calcext:value-type="float">
            <text:p>1157256</text:p>
          </table:table-cell>
          <table:table-cell table:style-name="ce2" office:value-type="string" calcext:value-type="string">
            <text:p>JEAN GUGLIA &amp; FILS ENR.</text:p>
          </table:table-cell>
          <table:table-cell table:style-name="ce7" office:value-type="date" office:date-value="2016-11-08" calcext:value-type="date">
            <text:p>11-08-16</text:p>
          </table:table-cell>
          <table:table-cell table:style-name="ce10" office:value-type="float" office:value="1257.33" calcext:value-type="float">
            <text:p>1 257,33</text:p>
          </table:table-cell>
          <table:table-cell table:style-name="ce12"/>
          <table:table-cell table:style-name="ce2" office:value-type="string" calcext:value-type="string">
            <text:p>Accessoire et pièce de remplacement pour machin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096" calcext:value-type="float">
            <text:p>1164096</text:p>
          </table:table-cell>
          <table:table-cell table:style-name="ce2" office:value-type="string" calcext:value-type="string">
            <text:p>JOHNSTON INDUSTRIAL PLASTICS LTD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391.39" calcext:value-type="float">
            <text:p>391,39</text:p>
          </table:table-cell>
          <table:table-cell table:style-name="ce12"/>
          <table:table-cell table:style-name="ce2" office:value-type="string" calcext:value-type="string">
            <text:p>Produits chnim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0865" calcext:value-type="float">
            <text:p>1160865</text:p>
          </table:table-cell>
          <table:table-cell table:style-name="ce2" office:value-type="string" calcext:value-type="string">
            <text:p>KOMUTEL INC</text:p>
          </table:table-cell>
          <table:table-cell table:style-name="ce7" office:value-type="date" office:date-value="2016-11-11" calcext:value-type="date">
            <text:p>11-11-16</text:p>
          </table:table-cell>
          <table:table-cell table:style-name="ce10" office:value-type="float" office:value="973.23" calcext:value-type="float">
            <text:p>973,23</text:p>
          </table:table-cell>
          <table:table-cell table:style-name="ce12"/>
          <table:table-cell table:style-name="ce2" office:value-type="string" calcext:value-type="string">
            <text:p>Contrat de serv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584" calcext:value-type="float">
            <text:p>1161584</text:p>
          </table:table-cell>
          <table:table-cell table:style-name="ce2" office:value-type="string" calcext:value-type="string">
            <text:p>LA MAISON DU PEINTRE</text:p>
          </table:table-cell>
          <table:table-cell table:style-name="ce7" office:value-type="date" office:date-value="2016-11-11" calcext:value-type="date">
            <text:p>11-11-16</text:p>
          </table:table-cell>
          <table:table-cell table:style-name="ce10" office:value-type="float" office:value="13.26" calcext:value-type="float">
            <text:p>13,26</text:p>
          </table:table-cell>
          <table:table-cell table:style-name="ce12"/>
          <table:table-cell table:style-name="ce2" office:value-type="string" calcext:value-type="string">
            <text:p>Accessoire et fourniture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978" calcext:value-type="float">
            <text:p>1161978</text:p>
          </table:table-cell>
          <table:table-cell table:style-name="ce2" office:value-type="string" calcext:value-type="string">
            <text:p>LINDE CANADA LIMITEE</text:p>
          </table:table-cell>
          <table:table-cell table:style-name="ce7" office:value-type="date" office:date-value="2016-11-14" calcext:value-type="date">
            <text:p>11-14-16</text:p>
          </table:table-cell>
          <table:table-cell table:style-name="ce10" office:value-type="float" office:value="140.78" calcext:value-type="float">
            <text:p>140,78</text:p>
          </table:table-cell>
          <table:table-cell table:style-name="ce12"/>
          <table:table-cell table:style-name="ce2" office:value-type="string" calcext:value-type="string">
            <text:p>Location de cylindre d'oxyg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5102" calcext:value-type="float">
            <text:p>1145102</text:p>
          </table:table-cell>
          <table:table-cell table:style-name="ce2" office:value-type="string" calcext:value-type="string">
            <text:p>LOCATION D'AUTOS ET CAMIONS DISCOUNT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1732.3" calcext:value-type="float">
            <text:p>1 732,30</text:p>
          </table:table-cell>
          <table:table-cell table:style-name="ce12"/>
          <table:table-cell table:style-name="ce2" office:value-type="string" calcext:value-type="string">
            <text:p>Locatio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426" calcext:value-type="float">
            <text:p>1163426</text:p>
          </table:table-cell>
          <table:table-cell table:style-name="ce2" office:value-type="string" calcext:value-type="string">
            <text:p>NADEAU INC.</text:p>
          </table:table-cell>
          <table:table-cell table:style-name="ce7" office:value-type="date" office:date-value="2016-11-18" calcext:value-type="date">
            <text:p>11-18-16</text:p>
          </table:table-cell>
          <table:table-cell table:style-name="ce10" office:value-type="float" office:value="611.03" calcext:value-type="float">
            <text:p>611,03</text:p>
          </table:table-cell>
          <table:table-cell table:style-name="ce12"/>
          <table:table-cell table:style-name="ce2" office:value-type="string" calcext:value-type="string">
            <text:p>Isolant pour condui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17386" calcext:value-type="float">
            <text:p>1117386</text:p>
          </table:table-cell>
          <table:table-cell table:style-name="ce2" office:value-type="string" calcext:value-type="string">
            <text:p>PEPINIERE A. MUCCI INC.</text:p>
          </table:table-cell>
          <table:table-cell table:style-name="ce7" office:value-type="date" office:date-value="2016-11-29" calcext:value-type="date">
            <text:p>11-29-16</text:p>
          </table:table-cell>
          <table:table-cell table:style-name="ce10" office:value-type="float" office:value="596.33" calcext:value-type="float">
            <text:p>596,33</text:p>
          </table:table-cell>
          <table:table-cell table:style-name="ce5" office:value-type="float" office:value="1074486" calcext:value-type="float">
            <text:p>1074486</text:p>
          </table:table-cell>
          <table:table-cell table:style-name="ce2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0507" calcext:value-type="float">
            <text:p>1140507</text:p>
          </table:table-cell>
          <table:table-cell table:style-name="ce2"/>
          <table:table-cell table:style-name="ce7" office:value-type="date" office:date-value="2016-11-04" calcext:value-type="date">
            <text:p>11-04-16</text:p>
          </table:table-cell>
          <table:table-cell table:style-name="ce10" office:value-type="float" office:value="2683.48" calcext:value-type="float">
            <text:p>2 683,48</text:p>
          </table:table-cell>
          <table:table-cell table:style-name="ce5" office:value-type="float" office:value="1074486" calcext:value-type="float">
            <text:p>1074486</text:p>
          </table:table-cell>
          <table:table-cell table:style-name="ce2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0957" calcext:value-type="float">
            <text:p>1160957</text:p>
          </table:table-cell>
          <table:table-cell table:style-name="ce2" office:value-type="string" calcext:value-type="string">
            <text:p>PPG REVETEMENTS ARCHITECTURAUX CANADA</text:p>
          </table:table-cell>
          <table:table-cell table:style-name="ce7" office:value-type="date" office:date-value="2016-11-09" calcext:value-type="date">
            <text:p>11-09-16</text:p>
          </table:table-cell>
          <table:table-cell table:style-name="ce10" office:value-type="float" office:value="49.1" calcext:value-type="float">
            <text:p>49,10</text:p>
          </table:table-cell>
          <table:table-cell table:style-name="ce5" office:value-type="float" office:value="1071552" calcext:value-type="float">
            <text:p>1071552</text:p>
          </table:table-cell>
          <table:table-cell table:style-name="ce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993" calcext:value-type="float">
            <text:p>1164993</text:p>
          </table:table-cell>
          <table:table-cell table:style-name="ce2" office:value-type="string" calcext:value-type="string">
            <text:p>PRODUITS SANY</text:p>
          </table:table-cell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586.46" calcext:value-type="float">
            <text:p>586,46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Produit et 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096137" calcext:value-type="float">
            <text:p>1096137</text:p>
          </table:table-cell>
          <table:table-cell table:style-name="ce2" office:value-type="string" calcext:value-type="string">
            <text:p>QUINCAILLERIE NOTRE-DAME DE ST-HENRI INC.</text:p>
          </table:table-cell>
          <table:table-cell table:style-name="ce7" office:value-type="date" office:date-value="2016-11-17" calcext:value-type="date">
            <text:p>11-17-16</text:p>
          </table:table-cell>
          <table:table-cell table:style-name="ce10" office:value-type="float" office:value="55.75" calcext:value-type="float">
            <text:p>55,75</text:p>
          </table:table-cell>
          <table:table-cell table:style-name="ce12"/>
          <table:table-cell table:style-name="ce2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983" calcext:value-type="float">
            <text:p>1161983</text:p>
          </table:table-cell>
          <table:table-cell table:style-name="ce2" office:value-type="string" calcext:value-type="string">
            <text:p>RENE JUILLET</text:p>
          </table:table-cell>
          <table:table-cell table:style-name="ce7" office:value-type="date" office:date-value="2016-11-14" calcext:value-type="date">
            <text:p>11-14-16</text:p>
          </table:table-cell>
          <table:table-cell table:style-name="ce10" office:value-type="float" office:value="1154.86" calcext:value-type="float">
            <text:p>1 154,86</text:p>
          </table:table-cell>
          <table:table-cell table:style-name="ce12"/>
          <table:table-cell table:style-name="ce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0734" calcext:value-type="float">
            <text:p>1160734</text:p>
          </table:table-cell>
          <table:table-cell table:style-name="ce2" office:value-type="string" calcext:value-type="string">
            <text:p>SOLUTIONS ALTERNATIVES ENVIRONNEMENT INC</text:p>
          </table:table-cell>
          <table:table-cell table:style-name="ce7" office:value-type="date" office:date-value="2016-11-08" calcext:value-type="date">
            <text:p>11-08-16</text:p>
          </table:table-cell>
          <table:table-cell table:style-name="ce10" office:value-type="float" office:value="519.69" calcext:value-type="float">
            <text:p>519,69</text:p>
          </table:table-cell>
          <table:table-cell table:style-name="ce12"/>
          <table:table-cell table:style-name="ce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2193" calcext:value-type="float">
            <text:p>1152193</text:p>
          </table:table-cell>
          <table:table-cell table:style-name="ce2" office:value-type="string" calcext:value-type="string">
            <text:p>ST-GERMAIN EGOUTS ET AQUEDUCS INC.</text:p>
          </table:table-cell>
          <table:table-cell table:style-name="ce7" office:value-type="date" office:date-value="2016-11-08" calcext:value-type="date">
            <text:p>11-08-16</text:p>
          </table:table-cell>
          <table:table-cell table:style-name="ce10" office:value-type="float" office:value="132.28" calcext:value-type="float">
            <text:p>132,28</text:p>
          </table:table-cell>
          <table:table-cell table:style-name="ce12"/>
          <table:table-cell table:style-name="ce2" office:value-type="string" calcext:value-type="string">
            <text:p>Palette pour manuten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998" calcext:value-type="float">
            <text:p>1159998</text:p>
          </table:table-cell>
          <table:table-cell table:style-name="ce2"/>
          <table:table-cell table:style-name="ce7" office:value-type="date" office:date-value="2016-11-04" calcext:value-type="date">
            <text:p>11-04-16</text:p>
          </table:table-cell>
          <table:table-cell table:style-name="ce10" office:value-type="float" office:value="1192.66" calcext:value-type="float">
            <text:p>1 192,66</text:p>
          </table:table-cell>
          <table:table-cell table:style-name="ce5" office:value-type="float" office:value="989948" calcext:value-type="float">
            <text:p>989948</text:p>
          </table:table-cell>
          <table:table-cell table:style-name="ce2" office:value-type="string" calcext:value-type="string">
            <text:p>Chambre de vann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960" calcext:value-type="float">
            <text:p>1161960</text:p>
          </table:table-cell>
          <table:table-cell table:style-name="ce2"/>
          <table:table-cell table:style-name="ce7" office:value-type="date" office:date-value="2016-11-14" calcext:value-type="date">
            <text:p>11-14-16</text:p>
          </table:table-cell>
          <table:table-cell table:style-name="ce10" office:value-type="float" office:value="3256.72" calcext:value-type="float">
            <text:p>3 256,72</text:p>
          </table:table-cell>
          <table:table-cell table:style-name="ce5" office:value-type="float" office:value="989948" calcext:value-type="float">
            <text:p>989948</text:p>
          </table:table-cell>
          <table:table-cell table:style-name="ce2" office:value-type="string" calcext:value-type="string">
            <text:p>Puis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046687" calcext:value-type="float">
            <text:p>1046687</text:p>
          </table:table-cell>
          <table:table-cell table:style-name="ce2" office:value-type="string" calcext:value-type="string">
            <text:p>SUPERIEUR PROPANE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658.89" calcext:value-type="float">
            <text:p>658,89</text:p>
          </table:table-cell>
          <table:table-cell table:style-name="ce5" office:value-type="float" office:value="976905" calcext:value-type="float">
            <text:p>976905</text:p>
          </table:table-cell>
          <table:table-cell table:style-name="ce2" office:value-type="string" calcext:value-type="string">
            <text:p>Gaz comprim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1622" calcext:value-type="float">
            <text:p>1121622</text:p>
          </table:table-cell>
          <table:table-cell table:style-name="ce2"/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2099.75" calcext:value-type="float">
            <text:p>2 099,75</text:p>
          </table:table-cell>
          <table:table-cell table:style-name="ce5" office:value-type="float" office:value="976905" calcext:value-type="float">
            <text:p>976905</text:p>
          </table:table-cell>
          <table:table-cell table:style-name="ce2" office:value-type="string" calcext:value-type="string">
            <text:p>Gaz comprim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919269" calcext:value-type="float">
            <text:p>919269</text:p>
          </table:table-cell>
          <table:table-cell table:style-name="ce2"/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1219.31" calcext:value-type="float">
            <text:p>1 219,31</text:p>
          </table:table-cell>
          <table:table-cell table:style-name="ce5" office:value-type="float" office:value="976905" calcext:value-type="float">
            <text:p>976905</text:p>
          </table:table-cell>
          <table:table-cell table:style-name="ce2" office:value-type="string" calcext:value-type="string">
            <text:p>Gaz comprim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967" calcext:value-type="float">
            <text:p>1164967</text:p>
          </table:table-cell>
          <table:table-cell table:style-name="ce2" office:value-type="string" calcext:value-type="string">
            <text:p>U. CAYOUETTE INC.</text:p>
          </table:table-cell>
          <table:table-cell table:style-name="ce7" office:value-type="date" office:date-value="2016-11-25" calcext:value-type="date">
            <text:p>11-25-16</text:p>
          </table:table-cell>
          <table:table-cell table:style-name="ce10" office:value-type="float" office:value="153.73" calcext:value-type="float">
            <text:p>153,73</text:p>
          </table:table-cell>
          <table:table-cell table:style-name="ce5"/>
          <table:table-cell table:style-name="ce2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164750" calcext:value-type="float">
            <text:p>1164750</text:p>
          </table:table-cell>
          <table:table-cell table:style-name="ce2" office:value-type="string" calcext:value-type="string">
            <text:p>SERVICES D'ENTRETIEN ALPHANET INC.</text:p>
          </table:table-cell>
          <table:table-cell table:style-name="ce7" office:value-type="date" office:date-value="2016-11-24" calcext:value-type="date">
            <text:p>11-24-16</text:p>
          </table:table-cell>
          <table:table-cell table:style-name="ce10" office:value-type="float" office:value="986.66" calcext:value-type="float">
            <text:p>986,66</text:p>
          </table:table-cell>
          <table:table-cell table:style-name="ce5"/>
          <table:table-cell table:style-name="ce2" office:value-type="string" calcext:value-type="string">
            <text:p>Service - Entreti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.-CLAUDE</text:p>
          </table:table-cell>
          <table:table-cell table:style-name="ce5" office:value-type="float" office:value="1149259" calcext:value-type="float">
            <text:p>1149259</text:p>
          </table:table-cell>
          <table:table-cell table:style-name="ce2" office:value-type="string" calcext:value-type="string">
            <text:p>AUDIO CINE FILMS INC</text:p>
          </table:table-cell>
          <table:table-cell table:style-name="ce7" office:value-type="date" office:date-value="2016-11-17" calcext:value-type="date">
            <text:p>11-17-16</text:p>
          </table:table-cell>
          <table:table-cell table:style-name="ce10" office:value-type="float" office:value="10.5" calcext:value-type="float">
            <text:p>10,50</text:p>
          </table:table-cell>
          <table:table-cell table:style-name="ce12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5548" calcext:value-type="float">
            <text:p>1165548</text:p>
          </table:table-cell>
          <table:table-cell table:style-name="ce2" office:value-type="string" calcext:value-type="string">
            <text:p>ENGIE</text:p>
          </table:table-cell>
          <table:table-cell table:style-name="ce7" office:value-type="date" office:date-value="2016-11-29" calcext:value-type="date">
            <text:p>11-29-16</text:p>
          </table:table-cell>
          <table:table-cell table:style-name="ce10" office:value-type="float" office:value="2727.4" calcext:value-type="float">
            <text:p>2 727,40</text:p>
          </table:table-cell>
          <table:table-cell table:style-name="ce5"/>
          <table:table-cell table:style-name="ce2" office:value-type="string" calcext:value-type="string">
            <text:p>Réparation/Entretien de machin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5549" calcext:value-type="float">
            <text:p>1165549</text:p>
          </table:table-cell>
          <table:table-cell table:style-name="ce2" office:value-type="string" calcext:value-type="string">
            <text:p>OFFICE MUNICIPAL D'HABITATION DE MONTREAL</text:p>
          </table:table-cell>
          <table:table-cell table:style-name="ce7" office:value-type="date" office:date-value="2016-11-29" calcext:value-type="date">
            <text:p>11-29-16</text:p>
          </table:table-cell>
          <table:table-cell table:style-name="ce10" office:value-type="float" office:value="10582.74" calcext:value-type="float">
            <text:p>10 582,74</text:p>
          </table:table-cell>
          <table:table-cell table:style-name="ce12"/>
          <table:table-cell table:style-name="ce2" office:value-type="string" calcext:value-type="string">
            <text:p>Frais de service du syndicat de copropriété Victoria-Barclay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7464" calcext:value-type="float">
            <text:p>1107464</text:p>
          </table:table-cell>
          <table:table-cell table:style-name="ce2" office:value-type="string" calcext:value-type="string">
            <text:p>PEAUSEIDON EAU DE SOURCE NATURELLE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14.91" calcext:value-type="float">
            <text:p>14,91</text:p>
          </table:table-cell>
          <table:table-cell table:style-name="ce12"/>
          <table:table-cell table:style-name="ce2" office:value-type="string" calcext:value-type="string">
            <text:p>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421" calcext:value-type="float">
            <text:p>1157421</text:p>
          </table:table-cell>
          <table:table-cell table:style-name="ce2" office:value-type="string" calcext:value-type="string">
            <text:p>PPG REVETEMENTS ARCHITECTURAUX CANADA</text:p>
          </table:table-cell>
          <table:table-cell table:style-name="ce7" office:value-type="date" office:date-value="2016-11-04" calcext:value-type="date">
            <text:p>11-04-16</text:p>
          </table:table-cell>
          <table:table-cell table:style-name="ce10" office:value-type="float" office:value="40.76" calcext:value-type="float">
            <text:p>40,76</text:p>
          </table:table-cell>
          <table:table-cell table:style-name="ce12"/>
          <table:table-cell table:style-name="ce2" office:value-type="string" calcext:value-type="string">
            <text:p>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234" calcext:value-type="float">
            <text:p>1162234</text:p>
          </table:table-cell>
          <table:table-cell table:style-name="ce2" office:value-type="string" calcext:value-type="string">
            <text:p>UNIVERSITE CONCORDIA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5610.27" calcext:value-type="float">
            <text:p>5 610,27</text:p>
          </table:table-cell>
          <table:table-cell table:style-name="ce12"/>
          <table:table-cell table:style-name="ce2" office:value-type="string" calcext:value-type="string">
            <text:p>Location - Installation sportiv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5" office:value-type="float" office:value="1161445" calcext:value-type="float">
            <text:p>1161445</text:p>
          </table:table-cell>
          <table:table-cell table:style-name="ce2" office:value-type="string" calcext:value-type="string">
            <text:p>CONSTRUCTION RENO MARC</text:p>
          </table:table-cell>
          <table:table-cell table:style-name="ce7" office:value-type="date" office:date-value="2016-11-10" calcext:value-type="date">
            <text:p>11-10-16</text:p>
          </table:table-cell>
          <table:table-cell table:style-name="ce10" office:value-type="float" office:value="587.93" calcext:value-type="float">
            <text:p>587,93</text:p>
          </table:table-cell>
          <table:table-cell table:style-name="ce15"/>
          <table:table-cell table:style-name="ce2" office:value-type="string" calcext:value-type="string">
            <text:p>Entrepreneur en charpentes de bo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5456" calcext:value-type="float">
            <text:p>1165456</text:p>
          </table:table-cell>
          <table:table-cell table:style-name="ce2" office:value-type="string" calcext:value-type="string">
            <text:p>ILE SANS FIL</text:p>
          </table:table-cell>
          <table:table-cell table:style-name="ce7" office:value-type="date" office:date-value="2016-11-29" calcext:value-type="date">
            <text:p>11-29-16</text:p>
          </table:table-cell>
          <table:table-cell table:style-name="ce10" office:value-type="float" office:value="8059.68" calcext:value-type="float">
            <text:p>8 059,68</text:p>
          </table:table-cell>
          <table:table-cell table:style-name="ce15"/>
          <table:table-cell table:style-name="ce2" office:value-type="string" calcext:value-type="string">
            <text:p>Service - Accès interne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5464" calcext:value-type="float">
            <text:p>1165464</text:p>
          </table:table-cell>
          <table:table-cell table:style-name="ce2" office:value-type="string" calcext:value-type="string">
            <text:p>INSPIRATIONS DE NOEL INC.</text:p>
          </table:table-cell>
          <table:table-cell table:style-name="ce7" office:value-type="date" office:date-value="2016-11-29" calcext:value-type="date">
            <text:p>11-29-16</text:p>
          </table:table-cell>
          <table:table-cell table:style-name="ce10" office:value-type="float" office:value="2624.69" calcext:value-type="float">
            <text:p>2 624,69</text:p>
          </table:table-cell>
          <table:table-cell table:style-name="ce15"/>
          <table:table-cell table:style-name="ce2" office:value-type="string" calcext:value-type="string">
            <text:p>Installation et démontage de décoration de Noë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258" calcext:value-type="float">
            <text:p>1161258</text:p>
          </table:table-cell>
          <table:table-cell table:style-name="ce2" office:value-type="string" calcext:value-type="string">
            <text:p>LES ENTREPRISES PNH INC</text:p>
          </table:table-cell>
          <table:table-cell table:style-name="ce7" office:value-type="date" office:date-value="2016-11-10" calcext:value-type="date">
            <text:p>11-10-16</text:p>
          </table:table-cell>
          <table:table-cell table:style-name="ce10" office:value-type="float" office:value="62.36" calcext:value-type="float">
            <text:p>62,36</text:p>
          </table:table-cell>
          <table:table-cell table:style-name="ce12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107" calcext:value-type="float">
            <text:p>1162107</text:p>
          </table:table-cell>
          <table:table-cell table:style-name="ce2" office:value-type="string" calcext:value-type="string">
            <text:p>LES ENTREPRISES VENTEC INC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6614.21" calcext:value-type="float">
            <text:p>6 614,21</text:p>
          </table:table-cell>
          <table:table-cell table:style-name="ce15"/>
          <table:table-cell table:style-name="ce2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546" calcext:value-type="float">
            <text:p>1162546</text:p>
          </table:table-cell>
          <table:table-cell table:style-name="ce2" office:value-type="string" calcext:value-type="string">
            <text:p>LES PLANTES &amp; DECORS VERONNEAU</text:p>
          </table:table-cell>
          <table:table-cell table:style-name="ce7" office:value-type="date" office:date-value="2016-11-16" calcext:value-type="date">
            <text:p>11-16-16</text:p>
          </table:table-cell>
          <table:table-cell table:style-name="ce10" office:value-type="float" office:value="19632.6" calcext:value-type="float">
            <text:p>19 632,60</text:p>
          </table:table-cell>
          <table:table-cell table:style-name="ce15"/>
          <table:table-cell table:style-name="ce2" office:value-type="string" calcext:value-type="string">
            <text:p>Accessoires et fournitures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1770" calcext:value-type="float">
            <text:p>1121770</text:p>
          </table:table-cell>
          <table:table-cell table:style-name="ce2" office:value-type="string" calcext:value-type="string">
            <text:p>NATURE-ACTION QUEBEC INC</text:p>
          </table:table-cell>
          <table:table-cell table:style-name="ce7" office:value-type="date" office:date-value="2016-11-18" calcext:value-type="date">
            <text:p>11-18-16</text:p>
          </table:table-cell>
          <table:table-cell table:style-name="ce10" office:value-type="float" office:value="4021.02" calcext:value-type="float">
            <text:p>4 021,02</text:p>
          </table:table-cell>
          <table:table-cell table:style-name="ce15"/>
          <table:table-cell table:style-name="ce2" office:value-type="string" calcext:value-type="string">
            <text:p>Architectes-paysagis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930" calcext:value-type="float">
            <text:p>1163930</text:p>
          </table:table-cell>
          <table:table-cell table:style-name="ce2" office:value-type="string" calcext:value-type="string">
            <text:p>RESTAURANT KARAVAN INC.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1048.88" calcext:value-type="float">
            <text:p>1 048,88</text:p>
          </table:table-cell>
          <table:table-cell table:style-name="ce15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267" calcext:value-type="float">
            <text:p>1161267</text:p>
          </table:table-cell>
          <table:table-cell table:style-name="ce2" office:value-type="string" calcext:value-type="string">
            <text:p>TRANSELEC / COMMON INC.</text:p>
          </table:table-cell>
          <table:table-cell table:style-name="ce7" office:value-type="date" office:date-value="2016-11-10" calcext:value-type="date">
            <text:p>11-10-16</text:p>
          </table:table-cell>
          <table:table-cell table:style-name="ce10" office:value-type="float" office:value="262.47" calcext:value-type="float">
            <text:p>262,47</text:p>
          </table:table-cell>
          <table:table-cell table:style-name="ce5"/>
          <table:table-cell table:style-name="ce2" office:value-type="string" calcext:value-type="string">
            <text:p>Service - Éclairage de rue et signalisat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SENO, MARTIN</text:p>
          </table:table-cell>
          <table:table-cell table:style-name="ce5" office:value-type="float" office:value="1161985" calcext:value-type="float">
            <text:p>1161985</text:p>
          </table:table-cell>
          <table:table-cell table:style-name="ce2" office:value-type="string" calcext:value-type="string">
            <text:p>ENTREPRISE ROBERT GREEN INC</text:p>
          </table:table-cell>
          <table:table-cell table:style-name="ce7" office:value-type="date" office:date-value="2016-11-14" calcext:value-type="date">
            <text:p>11-14-16</text:p>
          </table:table-cell>
          <table:table-cell table:style-name="ce10" office:value-type="float" office:value="642.52" calcext:value-type="float">
            <text:p>642,52</text:p>
          </table:table-cell>
          <table:table-cell table:style-name="ce15"/>
          <table:table-cell table:style-name="ce2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522" calcext:value-type="float">
            <text:p>1158522</text:p>
          </table:table-cell>
          <table:table-cell table:style-name="ce2" office:value-type="string" calcext:value-type="string">
            <text:p>FASTENAL CANADA LTEE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8.16" calcext:value-type="float">
            <text:p>8,16</text:p>
          </table:table-cell>
          <table:table-cell table:style-name="ce15"/>
          <table:table-cell table:style-name="ce2"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5103" calcext:value-type="float">
            <text:p>1145103</text:p>
          </table:table-cell>
          <table:table-cell table:style-name="ce2" office:value-type="string" calcext:value-type="string">
            <text:p>GROUPE CAMERON</text:p>
          </table:table-cell>
          <table:table-cell table:style-name="ce7" office:value-type="date" office:date-value="2016-11-23" calcext:value-type="date">
            <text:p>11-23-16</text:p>
          </table:table-cell>
          <table:table-cell table:style-name="ce10" office:value-type="float" office:value="1065.62" calcext:value-type="float">
            <text:p>1 065,62</text:p>
          </table:table-cell>
          <table:table-cell table:style-name="ce15"/>
          <table:table-cell table:style-name="ce2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074" calcext:value-type="float">
            <text:p>1149074</text:p>
          </table:table-cell>
          <table:table-cell table:style-name="ce2" office:value-type="string" calcext:value-type="string">
            <text:p>IRRIGLOBE</text:p>
          </table:table-cell>
          <table:table-cell table:style-name="ce7" office:value-type="date" office:date-value="2016-11-23" calcext:value-type="date">
            <text:p>11-23-16</text:p>
          </table:table-cell>
          <table:table-cell table:style-name="ce10" office:value-type="float" office:value="246.98" calcext:value-type="float">
            <text:p>246,98</text:p>
          </table:table-cell>
          <table:table-cell table:style-name="ce15"/>
          <table:table-cell table:style-name="ce2" office:value-type="string" calcext:value-type="string">
            <text:p>Réparation/Entretien du système d'irrig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0054" calcext:value-type="float">
            <text:p>1160054</text:p>
          </table:table-cell>
          <table:table-cell table:style-name="ce2" office:value-type="string" calcext:value-type="string">
            <text:p>LA MAISON DU PEINTRE</text:p>
          </table:table-cell>
          <table:table-cell table:style-name="ce7" office:value-type="date" office:date-value="2016-11-04" calcext:value-type="date">
            <text:p>11-04-16</text:p>
          </table:table-cell>
          <table:table-cell table:style-name="ce10" office:value-type="float" office:value="42.33" calcext:value-type="float">
            <text:p>42,33</text:p>
          </table:table-cell>
          <table:table-cell table:style-name="ce15"/>
          <table:table-cell table:style-name="ce2" office:value-type="string" calcext:value-type="string">
            <text:p>Accessoires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1108" calcext:value-type="float">
            <text:p>1141108</text:p>
          </table:table-cell>
          <table:table-cell table:style-name="ce2" office:value-type="string" calcext:value-type="string">
            <text:p>LOCATION SAUVAGEAU INC.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2876.66" calcext:value-type="float">
            <text:p>2 876,66</text:p>
          </table:table-cell>
          <table:table-cell table:style-name="ce15"/>
          <table:table-cell table:style-name="ce2" office:value-type="string" calcext:value-type="string">
            <text:p>Location - Cami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755" calcext:value-type="float">
            <text:p>1162755</text:p>
          </table:table-cell>
          <table:table-cell table:style-name="ce2" office:value-type="string" calcext:value-type="string">
            <text:p>NADEAU FORESTERIE URBAINE INC.</text:p>
          </table:table-cell>
          <table:table-cell table:style-name="ce7" office:value-type="date" office:date-value="2016-11-16" calcext:value-type="date">
            <text:p>11-16-16</text:p>
          </table:table-cell>
          <table:table-cell table:style-name="ce10" office:value-type="float" office:value="1003.68" calcext:value-type="float">
            <text:p>1 003,68</text:p>
          </table:table-cell>
          <table:table-cell table:style-name="ce15"/>
          <table:table-cell table:style-name="ce2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EVES, GENEVIÈVE</text:p>
          </table:table-cell>
          <table:table-cell table:style-name="ce5" office:value-type="float" office:value="1159401" calcext:value-type="float">
            <text:p>1159401</text:p>
          </table:table-cell>
          <table:table-cell table:style-name="ce2" office:value-type="string" calcext:value-type="string">
            <text:p>COMCOMTECH INC.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796.47" calcext:value-type="float">
            <text:p>796,47</text:p>
          </table:table-cell>
          <table:table-cell table:style-name="ce15"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964" calcext:value-type="float">
            <text:p>1158964</text:p>
          </table:table-cell>
          <table:table-cell table:style-name="ce2" office:value-type="string" calcext:value-type="string">
            <text:p>ENVELOPPE LAURENTIDE INC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147.98" calcext:value-type="float">
            <text:p>147,98</text:p>
          </table:table-cell>
          <table:table-cell table:style-name="ce15"/>
          <table:table-cell table:style-name="ce2" office:value-type="string" calcext:value-type="string">
            <text:p>Envelopp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512" calcext:value-type="float">
            <text:p>1159512</text:p>
          </table:table-cell>
          <table:table-cell table:style-name="ce2" office:value-type="string" calcext:value-type="string">
            <text:p>LE DEVOIR INC.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5000.34" calcext:value-type="float">
            <text:p>5 000,34</text:p>
          </table:table-cell>
          <table:table-cell table:style-name="ce5" office:value-type="string" calcext:value-type="string">
            <text:p>C1072498</text:p>
          </table:table-cell>
          <table:table-cell table:style-name="ce2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400" calcext:value-type="float">
            <text:p>1159400</text:p>
          </table:table-cell>
          <table:table-cell table:style-name="ce2" office:value-type="string" calcext:value-type="string">
            <text:p>LES EDITIONS YVON BLAIS INC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135.05" calcext:value-type="float">
            <text:p>135,05</text:p>
          </table:table-cell>
          <table:table-cell table:style-name="ce16"/>
          <table:table-cell table:style-name="ce2" office:value-type="string" calcext:value-type="string">
            <text:p>Mise à jour de Loi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1476" calcext:value-type="float">
            <text:p>1131476</text:p>
          </table:table-cell>
          <table:table-cell table:style-name="ce2" office:value-type="string" calcext:value-type="string">
            <text:p>LES TRADUCTIONS TERRY KNOWLES INC.</text:p>
          </table:table-cell>
          <table:table-cell table:style-name="ce7" office:value-type="date" office:date-value="2016-11-24" calcext:value-type="date">
            <text:p>11-24-16</text:p>
          </table:table-cell>
          <table:table-cell table:style-name="ce10" office:value-type="float" office:value="1049.87" calcext:value-type="float">
            <text:p>1 049,87</text:p>
          </table:table-cell>
          <table:table-cell table:style-name="ce16"/>
          <table:table-cell table:style-name="ce2" office:value-type="string" calcext:value-type="string">
            <text:p>Service - Trad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410" calcext:value-type="float">
            <text:p>1159410</text:p>
          </table:table-cell>
          <table:table-cell table:style-name="ce2" office:value-type="string" calcext:value-type="string">
            <text:p>MEDIAS TRANSCONTINENTAL S.E.N.C</text:p>
          </table:table-cell>
          <table:table-cell table:style-name="ce7" office:value-type="date" office:date-value="2016-11-02" calcext:value-type="date">
            <text:p>11-02-16</text:p>
          </table:table-cell>
          <table:table-cell table:style-name="ce10" office:value-type="float" office:value="1613.32" calcext:value-type="float">
            <text:p>1 613,32</text:p>
          </table:table-cell>
          <table:table-cell table:style-name="ce16"/>
          <table:table-cell table:style-name="ce2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8960" calcext:value-type="float">
            <text:p>1158960</text:p>
          </table:table-cell>
          <table:table-cell table:style-name="ce2" office:value-type="string" calcext:value-type="string">
            <text:p>WOLTERS KLUWER QUEBEC LTEE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617" calcext:value-type="float">
            <text:p>617,00</text:p>
          </table:table-cell>
          <table:table-cell table:style-name="ce16"/>
          <table:table-cell table:style-name="ce2" office:value-type="string" calcext:value-type="string">
            <text:p>Mise à jour de Lo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RRIEN, MICHEL</text:p>
          </table:table-cell>
          <table:table-cell table:style-name="ce5" office:value-type="float" office:value="1160689" calcext:value-type="float">
            <text:p>1160689</text:p>
          </table:table-cell>
          <table:table-cell table:style-name="ce2" office:value-type="string" calcext:value-type="string">
            <text:p>AFEAS</text:p>
          </table:table-cell>
          <table:table-cell table:style-name="ce7" office:value-type="date" office:date-value="2016-11-08" calcext:value-type="date">
            <text:p>11-08-16</text:p>
          </table:table-cell>
          <table:table-cell table:style-name="ce10" office:value-type="float" office:value="12" calcext:value-type="float">
            <text:p>12,00</text:p>
          </table:table-cell>
          <table:table-cell table:style-name="ce16"/>
          <table:table-cell table:style-name="ce2" office:value-type="string" calcext:value-type="string">
            <text:p>Article promo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631" calcext:value-type="float">
            <text:p>1159631</text:p>
          </table:table-cell>
          <table:table-cell table:style-name="ce2" office:value-type="string" calcext:value-type="string">
            <text:p>ALERTE COURRIER P.M.E.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46.9" calcext:value-type="float">
            <text:p>46,90</text:p>
          </table:table-cell>
          <table:table-cell table:style-name="ce16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622" calcext:value-type="float">
            <text:p>1162622</text:p>
          </table:table-cell>
          <table:table-cell table:style-name="ce2" office:value-type="string" calcext:value-type="string">
            <text:p>COMMUNICATION MAIN LIBRE INC.</text:p>
          </table:table-cell>
          <table:table-cell table:style-name="ce7" office:value-type="date" office:date-value="2016-11-16" calcext:value-type="date">
            <text:p>11-16-16</text:p>
          </table:table-cell>
          <table:table-cell table:style-name="ce10" office:value-type="float" office:value="3" calcext:value-type="float">
            <text:p>3,00</text:p>
          </table:table-cell>
          <table:table-cell table:style-name="ce16"/>
          <table:table-cell table:style-name="ce2" office:value-type="string" calcext:value-type="string">
            <text:p>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222" calcext:value-type="float">
            <text:p>1161222</text:p>
          </table:table-cell>
          <table:table-cell table:style-name="ce2" office:value-type="string" calcext:value-type="string">
            <text:p>COMPUGEN INC.</text:p>
          </table:table-cell>
          <table:table-cell table:style-name="ce7" office:value-type="date" office:date-value="2016-11-10" calcext:value-type="date">
            <text:p>11-10-16</text:p>
          </table:table-cell>
          <table:table-cell table:style-name="ce10" office:value-type="float" office:value="140.55" calcext:value-type="float">
            <text:p>140,55</text:p>
          </table:table-cell>
          <table:table-cell table:style-name="ce16"/>
          <table:table-cell table:style-name="ce2" office:value-type="string" calcext:value-type="string">
            <text:p>Écra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0369" calcext:value-type="float">
            <text:p>1140369</text:p>
          </table:table-cell>
          <table:table-cell table:style-name="ce2" office:value-type="string" calcext:value-type="string">
            <text:p>DUOSON MULTIMEDIA INC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699.8" calcext:value-type="float">
            <text:p>699,80</text:p>
          </table:table-cell>
          <table:table-cell table:style-name="ce16"/>
          <table:table-cell table:style-name="ce2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038" calcext:value-type="float">
            <text:p>1164038</text:p>
          </table:table-cell>
          <table:table-cell table:style-name="ce2" office:value-type="string" calcext:value-type="string">
            <text:p>GENEVIEVE FLAGEOL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1511.82" calcext:value-type="float">
            <text:p>1 511,82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5472" calcext:value-type="float">
            <text:p>1165472</text:p>
          </table:table-cell>
          <table:table-cell table:style-name="ce2" office:value-type="string" calcext:value-type="string">
            <text:p>GROUPE COMMUNAUTAIRE L'ITINERAIRE (LE)</text:p>
          </table:table-cell>
          <table:table-cell table:style-name="ce7" office:value-type="date" office:date-value="2016-11-30" calcext:value-type="date">
            <text:p>11-30-16</text:p>
          </table:table-cell>
          <table:table-cell table:style-name="ce10" office:value-type="float" office:value="6141.77" calcext:value-type="float">
            <text:p>6 141,77</text:p>
          </table:table-cell>
          <table:table-cell table:style-name="ce16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13544" calcext:value-type="float">
            <text:p>1113544</text:p>
          </table:table-cell>
          <table:table-cell table:style-name="ce2" office:value-type="string" calcext:value-type="string">
            <text:p>JEAN BEAUDIN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1000" calcext:value-type="float">
            <text:p>1 000,00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372" calcext:value-type="float">
            <text:p>1162372</text:p>
          </table:table-cell>
          <table:table-cell table:style-name="ce2" office:value-type="string" calcext:value-type="string">
            <text:p>KOPEL INC.</text:p>
          </table:table-cell>
          <table:table-cell table:style-name="ce7" office:value-type="date" office:date-value="2016-11-15" calcext:value-type="date">
            <text:p>11-15-16</text:p>
          </table:table-cell>
          <table:table-cell table:style-name="ce10" office:value-type="float" office:value="373.62" calcext:value-type="float">
            <text:p>373,62</text:p>
          </table:table-cell>
          <table:table-cell table:style-name="ce16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659" calcext:value-type="float">
            <text:p>1159659</text:p>
          </table:table-cell>
          <table:table-cell table:style-name="ce2" office:value-type="string" calcext:value-type="string">
            <text:p>LES CHAPITEAUX CLASSIC INC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1039.38" calcext:value-type="float">
            <text:p>1 039,38</text:p>
          </table:table-cell>
          <table:table-cell table:style-name="ce17"/>
          <table:table-cell table:style-name="ce2" office:value-type="string" calcext:value-type="string">
            <text:p>Location - Chapit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032" calcext:value-type="float">
            <text:p>1164032</text:p>
          </table:table-cell>
          <table:table-cell table:style-name="ce2" office:value-type="string" calcext:value-type="string">
            <text:p>METAL-PLAS GRAVURE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314.96" calcext:value-type="float">
            <text:p>314,96</text:p>
          </table:table-cell>
          <table:table-cell table:style-name="ce1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516" calcext:value-type="float">
            <text:p>1163516</text:p>
          </table:table-cell>
          <table:table-cell table:style-name="ce2" office:value-type="string" calcext:value-type="string">
            <text:p>MIDES PHOTOCOPIEURS &amp; FAX</text:p>
          </table:table-cell>
          <table:table-cell table:style-name="ce7" office:value-type="date" office:date-value="2016-11-21" calcext:value-type="date">
            <text:p>11-21-16</text:p>
          </table:table-cell>
          <table:table-cell table:style-name="ce10" office:value-type="float" office:value="422.89" calcext:value-type="float">
            <text:p>422,89</text:p>
          </table:table-cell>
          <table:table-cell table:style-name="ce16"/>
          <table:table-cell table:style-name="ce2" office:value-type="string" calcext:value-type="string">
            <text:p>Réparation/Entretien - Photocop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927" calcext:value-type="float">
            <text:p>1163927</text:p>
          </table:table-cell>
          <table:table-cell table:style-name="ce2" office:value-type="string" calcext:value-type="string">
            <text:p>MONTREAL STENCIL INC</text:p>
          </table:table-cell>
          <table:table-cell table:style-name="ce7" office:value-type="date" office:date-value="2016-11-22" calcext:value-type="date">
            <text:p>11-22-16</text:p>
          </table:table-cell>
          <table:table-cell table:style-name="ce10" office:value-type="float" office:value="40.48" calcext:value-type="float">
            <text:p>40,48</text:p>
          </table:table-cell>
          <table:table-cell table:style-name="ce16"/>
          <table:table-cell table:style-name="ce2" office:value-type="string" calcext:value-type="string">
            <text:p>Fourniture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9635" calcext:value-type="float">
            <text:p>1159635</text:p>
          </table:table-cell>
          <table:table-cell table:style-name="ce2" office:value-type="string" calcext:value-type="string">
            <text:p>PHOTO GRAPHIQUE M.F. INC</text:p>
          </table:table-cell>
          <table:table-cell table:style-name="ce7" office:value-type="date" office:date-value="2016-11-03" calcext:value-type="date">
            <text:p>11-03-16</text:p>
          </table:table-cell>
          <table:table-cell table:style-name="ce10" office:value-type="float" office:value="498.69" calcext:value-type="float">
            <text:p>498,69</text:p>
          </table:table-cell>
          <table:table-cell table:style-name="ce16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3399" calcext:value-type="float">
            <text:p>1103399</text:p>
          </table:table-cell>
          <table:table-cell table:style-name="ce2" office:value-type="string" calcext:value-type="string">
            <text:p>TRADUCTIONS TOM DONOVAN INC.</text:p>
          </table:table-cell>
          <table:table-cell table:style-name="ce7" office:value-type="date" office:date-value="2016-11-08" calcext:value-type="date">
            <text:p>11-08-16</text:p>
          </table:table-cell>
          <table:table-cell table:style-name="ce10" office:value-type="float" office:value="524.94" calcext:value-type="float">
            <text:p>524,94</text:p>
          </table:table-cell>
          <table:table-cell table:style-name="ce16"/>
          <table:table-cell table:style-name="ce2" office:value-type="string" calcext:value-type="string">
            <text:p>Service - Trad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159100" calcext:value-type="float">
            <text:p>1159100</text:p>
          </table:table-cell>
          <table:table-cell table:style-name="ce2" office:value-type="string" calcext:value-type="string">
            <text:p>CERIU</text:p>
          </table:table-cell>
          <table:table-cell table:style-name="ce7" office:value-type="date" office:date-value="2016-11-01" calcext:value-type="date">
            <text:p>11-01-16</text:p>
          </table:table-cell>
          <table:table-cell table:style-name="ce10" office:value-type="float" office:value="2026.25" calcext:value-type="float">
            <text:p>2 026,25</text:p>
          </table:table-cell>
          <table:table-cell table:style-name="ce16"/>
          <table:table-cell table:style-name="ce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735" calcext:value-type="float">
            <text:p>1163735</text:p>
          </table:table-cell>
          <table:table-cell table:style-name="ce2" office:value-type="string" calcext:value-type="string">
            <text:p>DEVELOTECH INC.</text:p>
          </table:table-cell>
          <table:table-cell table:style-name="ce7" office:value-type="date" office:date-value="2016-11-21" calcext:value-type="date">
            <text:p>11-21-16</text:p>
          </table:table-cell>
          <table:table-cell table:style-name="ce10" office:value-type="float" office:value="1128.61" calcext:value-type="float">
            <text:p>1 128,61</text:p>
          </table:table-cell>
          <table:table-cell table:style-name="ce16"/>
          <table:table-cell table:style-name="ce2" office:value-type="string" calcext:value-type="string">
            <text:p>Service - Entreposage</text:p>
          </table:table-cell>
          <table:table-cell table:number-columns-repeated="1017"/>
        </table:table-row>
        <table:table-row table:style-name="ro1" table:number-rows-repeated="6">
          <table:table-cell/>
          <table:table-cell table:style-name="ce5"/>
          <table:table-cell table:style-name="ce2"/>
          <table:table-cell table:style-name="ce7"/>
          <table:table-cell table:style-name="ce10"/>
          <table:table-cell table:style-name="ce16"/>
          <table:table-cell table:style-name="ce2"/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7"/>
          <table:table-cell table:style-name="ce10"/>
          <table:table-cell table:style-name="ce16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G$106" table:range-usable-as="print-range"/>
        </table:named-expressions>
      </table:table>
      <table:table table:name="Feuil2" table:style-name="ta2"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currency-style style:name="N124P0" style:volatile="true">
      <number:number number:decimal-places="2" loext:min-decimal-places="2" number:min-integer-digits="1" number:grouping="true"/>
      <number:text>   </number:text>
    </number:currency-style>
    <number:currency-style style:name="N124">
      <style:text-properties fo:color="#ff0000"/>
      <number:number number:decimal-places="2" loext:min-decimal-places="2" number:min-integer-digits="1" number:grouping="true"/>
      <number:text>   </number:text>
      <style:map style:condition="value()&gt;=0" style:apply-style-name="N124P0"/>
    </number:currency-style>
    <number:date-style style:name="N125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6:21:39</meta:creation-date>
    <dc:date>2017-05-19T11:58:18.278000000</dc:date>
    <meta:print-date>2016-05-09T15:28:00</meta:print-date>
    <meta:editing-duration>PT2M38S</meta:editing-duration>
    <meta:editing-cycles>2</meta:editing-cycles>
    <meta:generator>LibreOffice/5.3.2.2$Windows_x86 LibreOffice_project/6cd4f1ef626f15116896b1d8e1398b56da0d0ee1</meta:generator>
    <meta:document-statistic meta:table-count="3" meta:cell-count="845" meta:object-count="0"/>
  </office:meta>
</office:document-meta>
</file>